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Waree" svg:font-family="Waree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 style:text-underline-style="solid" style:text-underline-type="single"/>
    </style:style>
    <style:style style:name="ce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automatic"/>
    </style:style>
    <style:style style:name="ce8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36"/>
    <style:style style:name="ce16" style:family="table-cell" style:parent-style-name="Default" style:data-style-name="N2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0">
      <style:text-properties style:font-name="Waree" style:font-name-asian="Waree" style:font-name-complex="Waree"/>
    </style:style>
    <style:style style:name="ce2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5" style:family="table-cell" style:parent-style-name="Default" style:data-style-name="N2"/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37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38">
      <style:table-cell-properties fo:border-top="none" fo:border-bottom="none" fo:border-left="thin solid #000000" fo:border-right="thin solid #000000"/>
    </style:style>
    <style:style style:name="ce31" style:family="table-cell" style:parent-style-name="Default" style:data-style-name="N38">
      <style:table-cell-properties fo:border-top="none" fo:border-bottom="thin solid #000000" fo:border-left="thin solid #000000" fo:border-right="thin solid #000000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38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Default" style:data-style-name="N38">
      <style:table-cell-properties fo:border-top="thin solid #000000" fo:border-bottom="none" fo:border-left="thin solid #000000" fo:border-right="thin solid #000000"/>
    </style:style>
    <style:style style:name="ce40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43" style:family="table-cell" style:parent-style-name="Default" style:data-style-name="N1">
      <style:table-cell-properties fo:border-top="none" fo:border-bottom="thin solid #000000" fo:border-left="thin solid #000000" fo:border-right="thin solid #000000"/>
    </style:style>
    <style:style style:name="ce44" style:family="table-cell" style:parent-style-name="Default" style:data-style-name="N1">
      <style:table-cell-properties fo:border-top="none" fo:border-bottom="none" fo:border-left="thin solid #000000" fo:border-right="thin solid #000000"/>
    </style:style>
    <style:style style:name="ce4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6" style:family="table-cell" style:parent-style-name="Default" style:data-style-name="N0">
      <style:text-properties fo:color="#DCDDDE" style:font-name="Consolas" style:font-name-asian="Consolas" style:font-name-complex="Consolas" fo:font-size="10pt" style:font-size-asian="10pt" style:font-size-complex="10pt" style:font-family-generic="moder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6.2970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6pt" style:use-optimal-row-height="false" fo:break-before="auto"/>
    </style:style>
    <style:style style:name="ro4" style:family="table-row">
      <style:table-row-properties style:row-height="13.35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zestaw_4" table:style-name="ta1">
        <table:shapes>
          <draw:frame draw:z-index="1" draw:id="id0" draw:style-name="a0" draw:name="Wykres 1" svg:x="9.12008in" svg:y="1.02717in" svg:width="7.07677in" svg:height="3.8389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Wykres 3" svg:x="7.54291in" svg:y="40.70118in" svg:width="7.07677in" svg:height="3.8389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Wykres 4" svg:x="7.54291in" svg:y="21.15394in" svg:width="7.07677in" svg:height="3.8389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1010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Ćwiczenie E08IS "Wzmacniacz operacyjny" - wyniki pomiarów, zestaw 4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Aparatura użyta w częściach 5.1 i 5.2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). Moduł doświadczalny W-0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2). Zespół Źródeł Sterujących, nr inw. ZŹS-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). Multimetr UT-804, nr inw. I3/RPO/010/T8/50/1 - do pomiaru U<text:span text:style-name="T1">WE</text:span><text:span text:style-name="T2">, zakres 40 V DC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). Multimetr Protek 506, nr inw. WD043.01-005-203 - do pomiaru U<text:span text:style-name="T1">WY</text:span><text:span text:style-name="T2">, zakres 40 V DC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5). Generator funkcyjny DF1641B, nr inw. WD045.01-007-203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6). Oscyloskop cyfrowy SIGLENT SDS 1052DL, nr inw. I3/RPO/010/T8/68/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7). Zasilacz Siglent SPD3303D, nr inw. I3/RPO/010/T8/48/2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5.1. Wzmacniacz w układzie odwracający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5.1.1. Wyznaczenie charakterystyki przejściowej wzmacniacza operacyjneg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5">
            <text:p>Z<text:span text:style-name="T1">1</text:span></text:p>
          </table:table-cell>
          <table:table-cell office:value-type="string" table:style-name="ce5">
            <text:p>Z<text:span text:style-name="T1">2</text:span></text:p>
          </table:table-cell>
          <table:table-cell office:value-type="string" table:style-name="ce6">
            <text:p><text:s/>Napięcie wejściowe</text:p>
          </table:table-cell>
          <table:table-cell table:style-name="ce7"/>
          <table:table-cell office:value-type="string" table:style-name="ce8">
            <text:p><text:s/>Napięcie wyjściowe</text:p>
          </table:table-cell>
          <table:table-cell table:style-name="ce9"/>
          <table:table-cell table:number-columns-repeated="16378" table:style-name="ce1"/>
        </table:table-row>
        <table:table-row table:style-name="ro5">
          <table:table-cell office:value-type="string" table:style-name="ce10">
            <text:p>[kΩ]</text:p>
          </table:table-cell>
          <table:table-cell office:value-type="string" table:style-name="ce10">
            <text:p>[kΩ]</text:p>
          </table:table-cell>
          <table:table-cell office:value-type="string" table:style-name="ce5">
            <text:p>U<text:span text:style-name="T1">WE</text:span><text:s/>[V]</text:p>
          </table:table-cell>
          <table:table-cell office:value-type="string" table:style-name="ce5">
            <text:p>ΔU<text:span text:style-name="T1">WE</text:span><text:s/>[V]</text:p>
          </table:table-cell>
          <table:table-cell office:value-type="string" table:style-name="ce5">
            <text:p>U<text:span text:style-name="T1">WY</text:span><text:s/>[V]</text:p>
          </table:table-cell>
          <table:table-cell office:value-type="string" table:style-name="ce5">
            <text:p>ΔU<text:span text:style-name="T1">WY</text:span><text:s/>[V]</text:p>
          </table:table-cell>
          <table:table-cell office:value-type="string" table:style-name="ce1">
            <text:p>K<text:span text:style-name="T3">u</text:span><text:span text:style-name="T4">t</text:span></text:p>
          </table:table-cell>
          <table:table-cell office:value-type="string" table:style-name="ce1">
            <text:p>K<text:span text:style-name="T3">u</text:span></text:p>
          </table:table-cell>
          <table:table-cell table:number-columns-repeated="16376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-12.015000000000001" table:style-name="ce12">
            <text:p>-12,015</text:p>
          </table:table-cell>
          <table:table-cell office:value-type="float" office:value="1.10075E-2" table:formula="of:=ABS([.C17])*0.0005+0.005" table:style-name="ce12">
            <text:p>0,011</text:p>
          </table:table-cell>
          <table:table-cell office:value-type="float" office:value="14.07" table:style-name="ce13">
            <text:p>14,07</text:p>
          </table:table-cell>
          <table:table-cell office:value-type="float" office:value="9.0350000000000014E-2" table:formula="of:=ABS([.E17])*0.005+0.02" table:style-name="ce12">
            <text:p>0,090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11.039" table:style-name="ce15">
            <text:p>-11,039</text:p>
          </table:table-cell>
          <table:table-cell office:value-type="float" office:value="1.0519500000000001E-2" table:formula="of:=ABS([.C18])*0.0005+0.005" table:style-name="ce12">
            <text:p>0,011</text:p>
          </table:table-cell>
          <table:table-cell office:value-type="float" office:value="14.07" table:style-name="ce16">
            <text:p>14,07</text:p>
          </table:table-cell>
          <table:table-cell office:value-type="float" office:value="9.0350000000000014E-2" table:formula="of:=ABS([.E18])*0.005+0.02" table:style-name="ce12">
            <text:p>0,090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10.047000000000001" table:style-name="ce17">
            <text:p>-10,047</text:p>
          </table:table-cell>
          <table:table-cell office:value-type="float" office:value="1.0023500000000001E-2" table:formula="of:=ABS([.C19])*0.0005+0.005" table:style-name="ce12">
            <text:p>0,010</text:p>
          </table:table-cell>
          <table:table-cell office:value-type="float" office:value="14.07" table:style-name="ce16">
            <text:p>14,07</text:p>
          </table:table-cell>
          <table:table-cell office:value-type="float" office:value="9.0350000000000014E-2" table:formula="of:=ABS([.E19])*0.005+0.02" table:style-name="ce12">
            <text:p>0,090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9.0229999999999997" table:style-name="ce17">
            <text:p>-9,023</text:p>
          </table:table-cell>
          <table:table-cell office:value-type="float" office:value="9.5114999999999991E-3" table:formula="of:=ABS([.C20])*0.0005+0.005" table:style-name="ce12">
            <text:p>0,010</text:p>
          </table:table-cell>
          <table:table-cell office:value-type="float" office:value="14.07" table:style-name="ce16">
            <text:p>14,07</text:p>
          </table:table-cell>
          <table:table-cell office:value-type="float" office:value="9.0350000000000014E-2" table:formula="of:=ABS([.E20])*0.005+0.02" table:style-name="ce12">
            <text:p>0,090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8.0329999999999995" table:style-name="ce17">
            <text:p>-8,033</text:p>
          </table:table-cell>
          <table:table-cell office:value-type="float" office:value="9.0165000000000002E-3" table:formula="of:=ABS([.C21])*0.0005+0.005" table:style-name="ce12">
            <text:p>0,009</text:p>
          </table:table-cell>
          <table:table-cell office:value-type="float" office:value="14.07" table:style-name="ce16">
            <text:p>14,07</text:p>
          </table:table-cell>
          <table:table-cell office:value-type="float" office:value="9.0350000000000014E-2" table:formula="of:=ABS([.E21])*0.005+0.02" table:style-name="ce12">
            <text:p>0,090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7.1310000000000002" table:style-name="ce17">
            <text:p>-7,131</text:p>
          </table:table-cell>
          <table:table-cell office:value-type="float" office:value="8.5655000000000002E-3" table:formula="of:=ABS([.C22])*0.0005+0.005" table:style-name="ce12">
            <text:p>0,009</text:p>
          </table:table-cell>
          <table:table-cell office:value-type="float" office:value="13.97" table:style-name="ce16">
            <text:p>13,97</text:p>
          </table:table-cell>
          <table:table-cell office:value-type="float" office:value="8.9850000000000013E-2" table:formula="of:=ABS([.E22])*0.005+0.02" table:style-name="ce12">
            <text:p>0,090</text:p>
          </table:table-cell>
          <table:table-cell office:value-type="float" office:value="-2" table:formula="of:=-[.B22]/[.A22]" table:style-name="ce1">
            <text:p>-2</text:p>
          </table:table-cell>
          <table:table-cell office:value-type="float" office:value="-1.9590520263637639" table:formula="of:=[.E22]/[.C22]" table:style-name="ce1">
            <text:p>-1,959052026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6.96" table:style-name="ce17">
            <text:p>-6,960</text:p>
          </table:table-cell>
          <table:table-cell office:value-type="float" office:value="8.4799999999999997E-3" table:formula="of:=ABS([.C23])*0.0005+0.005" table:style-name="ce12">
            <text:p>0,008</text:p>
          </table:table-cell>
          <table:table-cell office:value-type="float" office:value="13.63" table:style-name="ce16">
            <text:p>13,63</text:p>
          </table:table-cell>
          <table:table-cell office:value-type="float" office:value="8.8150000000000006E-2" table:formula="of:=ABS([.E23])*0.005+0.02" table:style-name="ce12">
            <text:p>0,088</text:p>
          </table:table-cell>
          <table:table-cell office:value-type="float" office:value="-2" table:formula="of:=-[.B23]/[.A23]" table:style-name="ce1">
            <text:p>-2</text:p>
          </table:table-cell>
          <table:table-cell office:value-type="float" office:value="-1.9583333333333335" table:formula="of:=[.E23]/[.C23]" table:style-name="ce1">
            <text:p>-1,958333333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6.6340000000000003" table:style-name="ce17">
            <text:p>-6,634</text:p>
          </table:table-cell>
          <table:table-cell office:value-type="float" office:value="8.3169999999999997E-3" table:formula="of:=ABS([.C24])*0.0005+0.005" table:style-name="ce12">
            <text:p>0,008</text:p>
          </table:table-cell>
          <table:table-cell office:value-type="float" office:value="12.99" table:style-name="ce16">
            <text:p>12,99</text:p>
          </table:table-cell>
          <table:table-cell office:value-type="float" office:value="8.4950000000000012E-2" table:formula="of:=ABS([.E24])*0.005+0.02" table:style-name="ce12">
            <text:p>0,085</text:p>
          </table:table-cell>
          <table:table-cell office:value-type="float" office:value="-2" table:formula="of:=-[.B24]/[.A24]" table:style-name="ce1">
            <text:p>-2</text:p>
          </table:table-cell>
          <table:table-cell office:value-type="float" office:value="-1.9580946638528791" table:formula="of:=[.E24]/[.C24]" table:style-name="ce1">
            <text:p>-1,958094664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6.0110000000000001" table:style-name="ce17">
            <text:p>-6,011</text:p>
          </table:table-cell>
          <table:table-cell office:value-type="float" office:value="8.0055000000000005E-3" table:formula="of:=ABS([.C25])*0.0005+0.005" table:style-name="ce12">
            <text:p>0,008</text:p>
          </table:table-cell>
          <table:table-cell office:value-type="float" office:value="11.78" table:style-name="ce16">
            <text:p>11,78</text:p>
          </table:table-cell>
          <table:table-cell office:value-type="float" office:value="7.8899999999999998E-2" table:formula="of:=ABS([.E25])*0.005+0.02" table:style-name="ce12">
            <text:p>0,079</text:p>
          </table:table-cell>
          <table:table-cell office:value-type="float" office:value="-2" table:formula="of:=-[.B25]/[.A25]" table:style-name="ce1">
            <text:p>-2</text:p>
          </table:table-cell>
          <table:table-cell office:value-type="float" office:value="-1.9597404757943768" table:formula="of:=[.E25]/[.C25]" table:style-name="ce1">
            <text:p>-1,959740476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5.032" table:style-name="ce17">
            <text:p>-5,032</text:p>
          </table:table-cell>
          <table:table-cell office:value-type="float" office:value="7.5160000000000001E-3" table:formula="of:=ABS([.C26])*0.0005+0.005" table:style-name="ce12">
            <text:p>0,008</text:p>
          </table:table-cell>
          <table:table-cell office:value-type="float" office:value="9.8699999999999992" table:style-name="ce16">
            <text:p>9,87</text:p>
          </table:table-cell>
          <table:table-cell office:value-type="float" office:value="6.9349999999999995E-2" table:formula="of:=ABS([.E26])*0.005+0.02" table:style-name="ce12">
            <text:p>0,069</text:p>
          </table:table-cell>
          <table:table-cell office:value-type="float" office:value="-2" table:formula="of:=-[.B26]/[.A26]" table:style-name="ce1">
            <text:p>-2</text:p>
          </table:table-cell>
          <table:table-cell office:value-type="float" office:value="-1.9614467408585055" table:formula="of:=[.E26]/[.C26]" table:style-name="ce1">
            <text:p>-1,961446741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3.9990000000000001" table:style-name="ce17">
            <text:p>-3,999</text:p>
          </table:table-cell>
          <table:table-cell office:value-type="float" office:value="6.9995000000000005E-3" table:formula="of:=ABS([.C27])*0.0005+0.005" table:style-name="ce12">
            <text:p>0,007</text:p>
          </table:table-cell>
          <table:table-cell office:value-type="float" office:value="7.84" table:style-name="ce16">
            <text:p>7,84</text:p>
          </table:table-cell>
          <table:table-cell office:value-type="float" office:value="5.9200000000000003E-2" table:formula="of:=ABS([.E27])*0.005+0.02" table:style-name="ce12">
            <text:p>0,059</text:p>
          </table:table-cell>
          <table:table-cell office:value-type="float" office:value="-2" table:formula="of:=-[.B27]/[.A27]" table:style-name="ce1">
            <text:p>-2</text:p>
          </table:table-cell>
          <table:table-cell office:value-type="float" office:value="-1.9604901225306326" table:formula="of:=[.E27]/[.C27]" table:style-name="ce1">
            <text:p>-1,960490123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3.0030000000000001" table:style-name="ce17">
            <text:p>-3,003</text:p>
          </table:table-cell>
          <table:table-cell office:value-type="float" office:value="6.5015000000000003E-3" table:formula="of:=ABS([.C28])*0.0005+0.005" table:style-name="ce12">
            <text:p>0,007</text:p>
          </table:table-cell>
          <table:table-cell office:value-type="float" office:value="5.88" table:style-name="ce16">
            <text:p>5,88</text:p>
          </table:table-cell>
          <table:table-cell office:value-type="float" office:value="4.9399999999999999E-2" table:formula="of:=ABS([.E28])*0.005+0.02" table:style-name="ce12">
            <text:p>0,049</text:p>
          </table:table-cell>
          <table:table-cell office:value-type="float" office:value="-2" table:formula="of:=-[.B28]/[.A28]" table:style-name="ce1">
            <text:p>-2</text:p>
          </table:table-cell>
          <table:table-cell office:value-type="float" office:value="-1.9580419580419579" table:formula="of:=[.E28]/[.C28]" table:style-name="ce1">
            <text:p>-1,958041958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1.99" table:style-name="ce17">
            <text:p>-1,990</text:p>
          </table:table-cell>
          <table:table-cell office:value-type="float" office:value="5.9950000000000003E-3" table:formula="of:=ABS([.C29])*0.0005+0.005" table:style-name="ce12">
            <text:p>0,006</text:p>
          </table:table-cell>
          <table:table-cell office:value-type="float" office:value="3.9" table:style-name="ce16">
            <text:p>3,90</text:p>
          </table:table-cell>
          <table:table-cell office:value-type="float" office:value="3.95E-2" table:formula="of:=ABS([.E29])*0.005+0.02" table:style-name="ce12">
            <text:p>0,040</text:p>
          </table:table-cell>
          <table:table-cell office:value-type="float" office:value="-2" table:formula="of:=-[.B29]/[.A29]" table:style-name="ce1">
            <text:p>-2</text:p>
          </table:table-cell>
          <table:table-cell office:value-type="float" office:value="-1.9597989949748744" table:formula="of:=[.E29]/[.C29]" table:style-name="ce1">
            <text:p>-1,959798995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0.99099999999999999" table:style-name="ce17">
            <text:p>-0,991</text:p>
          </table:table-cell>
          <table:table-cell office:value-type="float" office:value="5.4955000000000004E-3" table:formula="of:=ABS([.C30])*0.0005+0.005" table:style-name="ce12">
            <text:p>0,005</text:p>
          </table:table-cell>
          <table:table-cell office:value-type="float" office:value="1.94" table:style-name="ce16">
            <text:p>1,94</text:p>
          </table:table-cell>
          <table:table-cell office:value-type="float" office:value="2.9700000000000001E-2" table:formula="of:=ABS([.E30])*0.005+0.02" table:style-name="ce12">
            <text:p>0,030</text:p>
          </table:table-cell>
          <table:table-cell office:value-type="float" office:value="-2" table:formula="of:=-[.B30]/[.A30]" table:style-name="ce1">
            <text:p>-2</text:p>
          </table:table-cell>
          <table:table-cell office:value-type="float" office:value="-1.9576185671039354" table:formula="of:=[.E30]/[.C30]" table:style-name="ce1">
            <text:p>-1,957618567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3.5000000000000003E-2" table:style-name="ce17">
            <text:p>0,035</text:p>
          </table:table-cell>
          <table:table-cell office:value-type="float" office:value="5.0175000000000003E-3" table:formula="of:=ABS([.C31])*0.0005+0.005" table:style-name="ce12">
            <text:p>0,005</text:p>
          </table:table-cell>
          <table:table-cell office:value-type="float" office:value="-7.0000000000000007E-2" table:style-name="ce16">
            <text:p>-0,07</text:p>
          </table:table-cell>
          <table:table-cell office:value-type="float" office:value="2.035E-2" table:formula="of:=ABS([.E31])*0.005+0.02" table:style-name="ce12">
            <text:p>0,020</text:p>
          </table:table-cell>
          <table:table-cell office:value-type="float" office:value="-2" table:formula="of:=-[.B31]/[.A31]" table:style-name="ce1">
            <text:p>-2</text:p>
          </table:table-cell>
          <table:table-cell office:value-type="float" office:value="-2" table:formula="of:=[.E31]/[.C31]" table:style-name="ce1">
            <text:p>-2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1.0620000000000001" table:style-name="ce17">
            <text:p>1,062</text:p>
          </table:table-cell>
          <table:table-cell office:value-type="float" office:value="5.5310000000000003E-3" table:formula="of:=ABS([.C32])*0.0005+0.005" table:style-name="ce12">
            <text:p>0,006</text:p>
          </table:table-cell>
          <table:table-cell office:value-type="float" office:value="-2.08" table:style-name="ce16">
            <text:p>-2,08</text:p>
          </table:table-cell>
          <table:table-cell office:value-type="float" office:value="3.0400000000000003E-2" table:formula="of:=ABS([.E32])*0.005+0.02" table:style-name="ce12">
            <text:p>0,030</text:p>
          </table:table-cell>
          <table:table-cell office:value-type="float" office:value="-2" table:formula="of:=-[.B32]/[.A32]" table:style-name="ce1">
            <text:p>-2</text:p>
          </table:table-cell>
          <table:table-cell office:value-type="float" office:value="-1.9585687382297552" table:formula="of:=[.E32]/[.C32]" table:style-name="ce1">
            <text:p>-1,958568738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2.0390000000000001" table:style-name="ce17">
            <text:p>2,039</text:p>
          </table:table-cell>
          <table:table-cell office:value-type="float" office:value="6.0195000000000005E-3" table:formula="of:=ABS([.C33])*0.0005+0.005" table:style-name="ce12">
            <text:p>0,006</text:p>
          </table:table-cell>
          <table:table-cell office:value-type="float" office:value="-4" table:style-name="ce16">
            <text:p>-4,00</text:p>
          </table:table-cell>
          <table:table-cell office:value-type="float" office:value="0.04" table:formula="of:=ABS([.E33])*0.005+0.02" table:style-name="ce12">
            <text:p>0,040</text:p>
          </table:table-cell>
          <table:table-cell office:value-type="float" office:value="-2" table:formula="of:=-[.B33]/[.A33]" table:style-name="ce1">
            <text:p>-2</text:p>
          </table:table-cell>
          <table:table-cell office:value-type="float" office:value="-1.9617459538989699" table:formula="of:=[.E33]/[.C33]" table:style-name="ce1">
            <text:p>-1,961745954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3.0030000000000001" table:style-name="ce17">
            <text:p>3,003</text:p>
          </table:table-cell>
          <table:table-cell office:value-type="float" office:value="6.5015000000000003E-3" table:formula="of:=ABS([.C34])*0.0005+0.005" table:style-name="ce12">
            <text:p>0,007</text:p>
          </table:table-cell>
          <table:table-cell office:value-type="float" office:value="-5.94" table:style-name="ce16">
            <text:p>-5,94</text:p>
          </table:table-cell>
          <table:table-cell office:value-type="float" office:value="4.9700000000000008E-2" table:formula="of:=ABS([.E34])*0.005+0.02" table:style-name="ce12">
            <text:p>0,050</text:p>
          </table:table-cell>
          <table:table-cell office:value-type="float" office:value="-2" table:formula="of:=-[.B34]/[.A34]" table:style-name="ce1">
            <text:p>-2</text:p>
          </table:table-cell>
          <table:table-cell office:value-type="float" office:value="-1.9780219780219781" table:formula="of:=[.E34]/[.C34]" table:style-name="ce1">
            <text:p>-1,978021978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4.07" table:style-name="ce17">
            <text:p>4,070</text:p>
          </table:table-cell>
          <table:table-cell office:value-type="float" office:value="7.0350000000000005E-3" table:formula="of:=ABS([.C35])*0.0005+0.005" table:style-name="ce12">
            <text:p>0,007</text:p>
          </table:table-cell>
          <table:table-cell office:value-type="float" office:value="-7.97" table:style-name="ce16">
            <text:p>-7,97</text:p>
          </table:table-cell>
          <table:table-cell office:value-type="float" office:value="5.985E-2" table:formula="of:=ABS([.E35])*0.005+0.02" table:style-name="ce12">
            <text:p>0,060</text:p>
          </table:table-cell>
          <table:table-cell office:value-type="float" office:value="-2" table:formula="of:=-[.B35]/[.A35]" table:style-name="ce1">
            <text:p>-2</text:p>
          </table:table-cell>
          <table:table-cell office:value-type="float" office:value="-1.9582309582309581" table:formula="of:=[.E35]/[.C35]" table:style-name="ce1">
            <text:p>-1,958230958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5.0110000000000001" table:style-name="ce17">
            <text:p>5,011</text:p>
          </table:table-cell>
          <table:table-cell office:value-type="float" office:value="7.5055E-3" table:formula="of:=ABS([.C36])*0.0005+0.005" table:style-name="ce12">
            <text:p>0,008</text:p>
          </table:table-cell>
          <table:table-cell office:value-type="float" office:value="-9.82" table:style-name="ce16">
            <text:p>-9,82</text:p>
          </table:table-cell>
          <table:table-cell office:value-type="float" office:value="6.9100000000000009E-2" table:formula="of:=ABS([.E36])*0.005+0.02" table:style-name="ce12">
            <text:p>0,069</text:p>
          </table:table-cell>
          <table:table-cell office:value-type="float" office:value="-2" table:formula="of:=-[.B36]/[.A36]" table:style-name="ce1">
            <text:p>-2</text:p>
          </table:table-cell>
          <table:table-cell office:value-type="float" office:value="-1.9596886848932349" table:formula="of:=[.E36]/[.C36]" table:style-name="ce1">
            <text:p>-1,959688685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5.7160000000000002" table:style-name="ce17">
            <text:p>5,716</text:p>
          </table:table-cell>
          <table:table-cell office:value-type="float" office:value="7.8580000000000004E-3" table:formula="of:=ABS([.C37])*0.0005+0.005" table:style-name="ce12">
            <text:p>0,008</text:p>
          </table:table-cell>
          <table:table-cell office:value-type="float" office:value="-11.2" table:style-name="ce16">
            <text:p>-11,20</text:p>
          </table:table-cell>
          <table:table-cell office:value-type="float" office:value="7.5999999999999998E-2" table:formula="of:=ABS([.E37])*0.005+0.02" table:style-name="ce12">
            <text:p>0,076</text:p>
          </table:table-cell>
          <table:table-cell office:value-type="float" office:value="-2" table:formula="of:=-[.B37]/[.A37]" table:style-name="ce1">
            <text:p>-2</text:p>
          </table:table-cell>
          <table:table-cell office:value-type="float" office:value="-1.9594121763470957" table:formula="of:=[.E37]/[.C37]" table:style-name="ce1">
            <text:p>-1,959412176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6.0609999999999999" table:style-name="ce17">
            <text:p>6,061</text:p>
          </table:table-cell>
          <table:table-cell office:value-type="float" office:value="8.0304999999999994E-3" table:formula="of:=ABS([.C38])*0.0005+0.005" table:style-name="ce12">
            <text:p>0,008</text:p>
          </table:table-cell>
          <table:table-cell office:value-type="float" office:value="-11.87" table:style-name="ce16">
            <text:p>-11,87</text:p>
          </table:table-cell>
          <table:table-cell office:value-type="float" office:value="7.9350000000000004E-2" table:formula="of:=ABS([.E38])*0.005+0.02" table:style-name="ce12">
            <text:p>0,079</text:p>
          </table:table-cell>
          <table:table-cell office:value-type="float" office:value="-2" table:formula="of:=-[.B38]/[.A38]" table:style-name="ce1">
            <text:p>-2</text:p>
          </table:table-cell>
          <table:table-cell office:value-type="float" office:value="-1.9584227025243357" table:formula="of:=[.E38]/[.C38]" table:style-name="ce1">
            <text:p>-1,958422703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6.4749999999999996" table:style-name="ce17">
            <text:p>6,475</text:p>
          </table:table-cell>
          <table:table-cell office:value-type="float" office:value="8.2375E-3" table:formula="of:=ABS([.C39])*0.0005+0.005" table:style-name="ce12">
            <text:p>0,008</text:p>
          </table:table-cell>
          <table:table-cell office:value-type="float" office:value="-12.69" table:style-name="ce16">
            <text:p>-12,69</text:p>
          </table:table-cell>
          <table:table-cell office:value-type="float" office:value="8.3449999999999996E-2" table:formula="of:=ABS([.E39])*0.005+0.02" table:style-name="ce12">
            <text:p>0,083</text:p>
          </table:table-cell>
          <table:table-cell office:value-type="float" office:value="-2" table:formula="of:=-[.B39]/[.A39]" table:style-name="ce1">
            <text:p>-2</text:p>
          </table:table-cell>
          <table:table-cell office:value-type="float" office:value="-1.95984555984556" table:formula="of:=[.E39]/[.C39]" table:style-name="ce1">
            <text:p>-1,95984556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7.0579999999999998" table:style-name="ce17">
            <text:p>7,058</text:p>
          </table:table-cell>
          <table:table-cell office:value-type="float" office:value="8.5290000000000001E-3" table:formula="of:=ABS([.C40])*0.0005+0.005" table:style-name="ce12">
            <text:p>0,009</text:p>
          </table:table-cell>
          <table:table-cell office:value-type="float" office:value="-13.04" table:style-name="ce16">
            <text:p>-13,04</text:p>
          </table:table-cell>
          <table:table-cell office:value-type="float" office:value="8.5199999999999998E-2" table:formula="of:=ABS([.E40])*0.005+0.02" table:style-name="ce12">
            <text:p>0,085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8.0289999999999999" table:style-name="ce17">
            <text:p>8,029</text:p>
          </table:table-cell>
          <table:table-cell office:value-type="float" office:value="9.0144999999999999E-3" table:formula="of:=ABS([.C41])*0.0005+0.005" table:style-name="ce12">
            <text:p>0,009</text:p>
          </table:table-cell>
          <table:table-cell office:value-type="float" office:value="-13.04" table:style-name="ce16">
            <text:p>-13,04</text:p>
          </table:table-cell>
          <table:table-cell office:value-type="float" office:value="8.5199999999999998E-2" table:formula="of:=ABS([.E41])*0.005+0.02" table:style-name="ce12">
            <text:p>0,085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10.128" table:style-name="ce17">
            <text:p>10,128</text:p>
          </table:table-cell>
          <table:table-cell office:value-type="float" office:value="1.0064E-2" table:formula="of:=ABS([.C42])*0.0005+0.005" table:style-name="ce12">
            <text:p>0,010</text:p>
          </table:table-cell>
          <table:table-cell office:value-type="float" office:value="-13.04" table:style-name="ce16">
            <text:p>-13,04</text:p>
          </table:table-cell>
          <table:table-cell office:value-type="float" office:value="8.5199999999999998E-2" table:formula="of:=ABS([.E42])*0.005+0.02" table:style-name="ce12">
            <text:p>0,085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8">
            <text:p>10</text:p>
          </table:table-cell>
          <table:table-cell office:value-type="float" office:value="20" table:style-name="ce18">
            <text:p>20</text:p>
          </table:table-cell>
          <table:table-cell office:value-type="float" office:value="11.923999999999999" table:style-name="ce19">
            <text:p>11,924</text:p>
          </table:table-cell>
          <table:table-cell office:value-type="float" office:value="1.0962E-2" table:formula="of:=ABS([.C43])*0.0005+0.005" table:style-name="ce12">
            <text:p>0,011</text:p>
          </table:table-cell>
          <table:table-cell office:value-type="float" office:value="-13.04" table:style-name="ce20">
            <text:p>-13,04</text:p>
          </table:table-cell>
          <table:table-cell office:value-type="float" office:value="8.5199999999999998E-2" table:formula="of:=ABS([.E43])*0.005+0.02" table:style-name="ce12">
            <text:p>0,085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4">
            <text:p>5.1.2. Pomiar rezystancji wejściowej wzmacniacza operacyjnego.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">
            <text:p>R<text:span text:style-name="T1">S1</text:span></text:p>
          </table:table-cell>
          <table:table-cell office:value-type="string" table:style-name="ce5">
            <text:p>R<text:span text:style-name="T1">L</text:span></text:p>
          </table:table-cell>
          <table:table-cell office:value-type="string" table:style-name="ce6">
            <text:p><text:s/>Napięcie wejściowe</text:p>
          </table:table-cell>
          <table:table-cell table:style-name="ce7"/>
          <table:table-cell office:value-type="string" table:style-name="ce8">
            <text:p><text:s/>Napięcie wyjściowe</text:p>
          </table:table-cell>
          <table:table-cell table:style-name="ce9"/>
          <table:table-cell table:number-columns-repeated="16378" table:style-name="ce1"/>
        </table:table-row>
        <table:table-row table:style-name="ro2">
          <table:table-cell office:value-type="string" table:style-name="ce10">
            <text:p>[kΩ]</text:p>
          </table:table-cell>
          <table:table-cell office:value-type="string" table:style-name="ce10">
            <text:p>[kΩ]</text:p>
          </table:table-cell>
          <table:table-cell office:value-type="string" table:style-name="ce5">
            <text:p>U<text:span text:style-name="T1">WE</text:span><text:s/>[V]</text:p>
          </table:table-cell>
          <table:table-cell office:value-type="string" table:style-name="ce5">
            <text:p>ΔU<text:span text:style-name="T1">WE</text:span><text:s/>[V]</text:p>
          </table:table-cell>
          <table:table-cell office:value-type="string" table:style-name="ce5">
            <text:p>U<text:span text:style-name="T1">WY</text:span><text:s/>[V]</text:p>
          </table:table-cell>
          <table:table-cell office:value-type="string" table:style-name="ce5">
            <text:p>ΔU<text:span text:style-name="T1">WY</text:span><text:s/>[V]</text:p>
          </table:table-cell>
          <table:table-cell office:value-type="string" table:style-name="ce1">
            <text:p>RWE</text:p>
          </table:table-cell>
          <table:table-cell office:value-type="string" table:style-name="ce21">
            <text:p>∆RWE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/y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-</text:p>
          </table:table-cell>
          <table:table-cell office:value-type="string" table:style-name="ce23">
            <text:p>∞</text:p>
          </table:table-cell>
          <table:table-cell office:value-type="float" office:value="-5.03" table:style-name="ce12">
            <text:p>-5,030</text:p>
          </table:table-cell>
          <table:table-cell office:value-type="float" office:value="7.5150000000000008E-3" table:formula="of:=ABS([.C50])*0.0005+0.005" table:style-name="ce12">
            <text:p>0,008</text:p>
          </table:table-cell>
          <table:table-cell office:value-type="float" office:value="9.85" table:style-name="ce13">
            <text:p>9,85</text:p>
          </table:table-cell>
          <table:table-cell office:value-type="float" office:value="6.9250000000000006E-2" table:formula="of:=ABS([.E50])*0.005+0.02" table:style-name="ce12">
            <text:p>0,069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8">
            <text:p>10</text:p>
          </table:table-cell>
          <table:table-cell office:value-type="string" table:style-name="ce24">
            <text:p>∞</text:p>
          </table:table-cell>
          <table:table-cell office:value-type="float" office:value="-5.03" table:style-name="ce19">
            <text:p>-5,030</text:p>
          </table:table-cell>
          <table:table-cell office:value-type="float" office:value="7.5150000000000008E-3" table:formula="of:=ABS([.C51])*0.0005+0.005" table:style-name="ce12">
            <text:p>0,008</text:p>
          </table:table-cell>
          <table:table-cell office:value-type="float" office:value="4.9800000000000004" table:style-name="ce20">
            <text:p>4,98</text:p>
          </table:table-cell>
          <table:table-cell office:value-type="float" office:value="4.4900000000000002E-2" table:formula="of:=ABS([.E51])*0.005+0.02" table:style-name="ce12">
            <text:p>0,045</text:p>
          </table:table-cell>
          <table:table-cell office:value-type="float" office:value="-11.111111111111111" table:formula="of:=([.A51])/([.E51]/([.E51]*[.A51])-1)" table:style-name="ce1">
            <text:p>-11,11111111</text:p>
          </table:table-cell>
          <table:table-cell office:value-type="float" office:value="1.5741531298168469E-2" table:formula="of:=[.A51]/POWER([.L51]-1;2)*(1/[.K51])*SQRT(POWER([.F51];2) + POWER([.L51];2)*POWER([.F51]*[.A51];2))" table:style-name="ce1">
            <text:p>0,015741531</text:p>
          </table:table-cell>
          <table:table-cell table:style-name="ce1"/>
          <table:table-cell office:value-type="float" office:value="4.9800000000000004" table:formula="of:=[.E51]" table:style-name="ce25">
            <text:p>4,98</text:p>
          </table:table-cell>
          <table:table-cell office:value-type="float" office:value="49.800000000000004" table:formula="of:=[.E51]*[.A51]" table:style-name="ce1">
            <text:p>49,8</text:p>
          </table:table-cell>
          <table:table-cell office:value-type="float" office:value="0.1" table:formula="of:=[.J51]/[.K51]" table:style-name="ce1">
            <text:p>0,1</text:p>
          </table:table-cell>
          <table:table-cell table:number-columns-repeated="16372"/>
        </table:table-row>
        <table:table-row table:style-name="ro2">
          <table:table-cell table:number-columns-repeated="9" table:style-name="ce1"/>
          <table:table-cell table:style-name="ce25"/>
          <table:table-cell table:number-columns-repeated="16374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4">
            <text:p>5.1.3. Pomiar rezystancji wyjściowej wzmacniacza operacyjneg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">
            <text:p>R<text:span text:style-name="T1">S1</text:span></text:p>
          </table:table-cell>
          <table:table-cell office:value-type="string" table:style-name="ce5">
            <text:p>R<text:span text:style-name="T1">L</text:span></text:p>
          </table:table-cell>
          <table:table-cell office:value-type="string" table:style-name="ce6">
            <text:p><text:s/>Napięcie wejściowe</text:p>
          </table:table-cell>
          <table:table-cell table:style-name="ce7"/>
          <table:table-cell office:value-type="string" table:style-name="ce8">
            <text:p><text:s/>Napięcie wyjściowe</text:p>
          </table:table-cell>
          <table:table-cell table:style-name="ce9"/>
          <table:table-cell table:number-columns-repeated="16378" table:style-name="ce1"/>
        </table:table-row>
        <table:table-row table:style-name="ro2">
          <table:table-cell office:value-type="string" table:style-name="ce10">
            <text:p>[kΩ]</text:p>
          </table:table-cell>
          <table:table-cell office:value-type="string" table:style-name="ce10">
            <text:p>[kΩ]</text:p>
          </table:table-cell>
          <table:table-cell office:value-type="string" table:style-name="ce5">
            <text:p>U<text:span text:style-name="T1">WE</text:span><text:s/>[V]</text:p>
          </table:table-cell>
          <table:table-cell office:value-type="string" table:style-name="ce5">
            <text:p>ΔU<text:span text:style-name="T1">WE</text:span><text:s/>[V]</text:p>
          </table:table-cell>
          <table:table-cell office:value-type="string" table:style-name="ce5">
            <text:p>U<text:span text:style-name="T1">WY</text:span><text:s/>[V]</text:p>
          </table:table-cell>
          <table:table-cell office:value-type="string" table:style-name="ce5">
            <text:p>ΔU<text:span text:style-name="T1">WY</text:span><text:s/>[V]</text:p>
          </table:table-cell>
          <table:table-cell office:value-type="string" table:style-name="ce1">
            <text:p>RWY</text:p>
          </table:table-cell>
          <table:table-cell office:value-type="string" table:style-name="ce21">
            <text:p>∆RWY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z</text:p>
          </table:table-cell>
          <table:table-cell office:value-type="string" table:style-name="ce1">
            <text:p>x/z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-</text:p>
          </table:table-cell>
          <table:table-cell office:value-type="string" table:style-name="ce23">
            <text:p>∞</text:p>
          </table:table-cell>
          <table:table-cell office:value-type="float" office:value="-6.1260000000000003" table:style-name="ce12">
            <text:p>-6,126</text:p>
          </table:table-cell>
          <table:table-cell office:value-type="float" office:value="8.0630000000000007E-3" table:formula="of:=ABS([.C58])*0.0005+0.005" table:style-name="ce12">
            <text:p>0,008</text:p>
          </table:table-cell>
          <table:table-cell office:value-type="float" office:value="12" table:style-name="ce13">
            <text:p>12,00</text:p>
          </table:table-cell>
          <table:table-cell office:value-type="float" office:value="0.08" table:formula="of:=ABS([.E58])*0.005+0.02" table:style-name="ce12">
            <text:p>0,08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6">
            <text:p>-</text:p>
          </table:table-cell>
          <table:table-cell office:value-type="float" office:value="20" table:style-name="ce14">
            <text:p>20</text:p>
          </table:table-cell>
          <table:table-cell office:value-type="float" office:value="-6.1260000000000003" table:style-name="ce17">
            <text:p>-6,126</text:p>
          </table:table-cell>
          <table:table-cell office:value-type="float" office:value="8.0630000000000007E-3" table:formula="of:=ABS([.C59])*0.0005+0.005" table:style-name="ce12">
            <text:p>0,008</text:p>
          </table:table-cell>
          <table:table-cell office:value-type="float" office:value="12" table:style-name="ce16">
            <text:p>12,00</text:p>
          </table:table-cell>
          <table:table-cell office:value-type="float" office:value="0.08" table:formula="of:=ABS([.E59])*0.005+0.02" table:style-name="ce12">
            <text:p>0,080</text:p>
          </table:table-cell>
          <table:table-cell office:value-type="float" office:value="-19" table:formula="of:=[.B59]*(([.E59]/([.E59]*[.B59]))-1)" table:style-name="ce1">
            <text:p>-19</text:p>
          </table:table-cell>
          <table:table-cell office:value-type="float" office:value="9.428090415820635E-3" table:formula="of:=[.B59]*(1/[.K59])*SQRT(POWER([.F59];2) + POWER([.L59];2)* POWER([.F59]*[.B59];2))" table:style-name="ce1">
            <text:p>0,00942809</text:p>
          </table:table-cell>
          <table:table-cell table:style-name="ce1"/>
          <table:table-cell office:value-type="float" office:value="12" table:formula="of:=[.E59]" table:style-name="ce25">
            <text:p>12,00</text:p>
          </table:table-cell>
          <table:table-cell office:value-type="float" office:value="240" table:formula="of:=[.E59]*[.B59]" table:style-name="ce1">
            <text:p>240</text:p>
          </table:table-cell>
          <table:table-cell office:value-type="float" office:value="0.05" table:formula="of:=[.J59]/[.K59]" table:style-name="ce1">
            <text:p>0,05</text:p>
          </table:table-cell>
          <table:table-cell table:number-columns-repeated="16372"/>
        </table:table-row>
        <table:table-row table:style-name="ro2">
          <table:table-cell office:value-type="string" table:style-name="ce26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-6.1260000000000003" table:style-name="ce17">
            <text:p>-6,126</text:p>
          </table:table-cell>
          <table:table-cell office:value-type="float" office:value="8.0630000000000007E-3" table:formula="of:=ABS([.C60])*0.0005+0.005" table:style-name="ce12">
            <text:p>0,008</text:p>
          </table:table-cell>
          <table:table-cell office:value-type="float" office:value="12" table:style-name="ce16">
            <text:p>12,00</text:p>
          </table:table-cell>
          <table:table-cell office:value-type="float" office:value="0.08" table:formula="of:=ABS([.E60])*0.005+0.02" table:style-name="ce12">
            <text:p>0,080</text:p>
          </table:table-cell>
          <table:table-cell office:value-type="float" office:value="-9" table:formula="of:=[.B60]*(([.E60]/([.E60]*[.B60]))-1)" table:style-name="ce1">
            <text:p>-9</text:p>
          </table:table-cell>
          <table:table-cell office:value-type="float" office:value="9.428090415820635E-3" table:formula="of:=[.B60]*(1/[.K60])*SQRT(POWER([.F60];2) + POWER([.L60];2)* POWER([.F60]*[.B60];2))" table:style-name="ce1">
            <text:p>0,00942809</text:p>
          </table:table-cell>
          <table:table-cell table:style-name="ce1"/>
          <table:table-cell office:value-type="float" office:value="12" table:formula="of:=[.E60]" table:style-name="ce25">
            <text:p>12,00</text:p>
          </table:table-cell>
          <table:table-cell office:value-type="float" office:value="120" table:formula="of:=[.E60]*[.B60]" table:style-name="ce1">
            <text:p>120</text:p>
          </table:table-cell>
          <table:table-cell office:value-type="float" office:value="0.1" table:formula="of:=[.J60]/[.K60]" table:style-name="ce1">
            <text:p>0,1</text:p>
          </table:table-cell>
          <table:table-cell table:number-columns-repeated="16372"/>
        </table:table-row>
        <table:table-row table:style-name="ro2">
          <table:table-cell office:value-type="string" table:style-name="ce26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-6.1260000000000003" table:style-name="ce17">
            <text:p>-6,126</text:p>
          </table:table-cell>
          <table:table-cell office:value-type="float" office:value="8.0630000000000007E-3" table:formula="of:=ABS([.C61])*0.0005+0.005" table:style-name="ce12">
            <text:p>0,008</text:p>
          </table:table-cell>
          <table:table-cell office:value-type="float" office:value="12" table:style-name="ce16">
            <text:p>12,00</text:p>
          </table:table-cell>
          <table:table-cell office:value-type="float" office:value="0.08" table:formula="of:=ABS([.E61])*0.005+0.02" table:style-name="ce12">
            <text:p>0,080</text:p>
          </table:table-cell>
          <table:table-cell office:value-type="float" office:value="-4" table:formula="of:=[.B61]*(([.E61]/([.E61]*[.B61]))-1)" table:style-name="ce1">
            <text:p>-4</text:p>
          </table:table-cell>
          <table:table-cell office:value-type="float" office:value="9.428090415820635E-3" table:formula="of:=[.B61]*(1/[.K61])*SQRT(POWER([.F61];2) + POWER([.L61];2)* POWER([.F61]*[.B61];2))" table:style-name="ce1">
            <text:p>0,00942809</text:p>
          </table:table-cell>
          <table:table-cell table:style-name="ce1"/>
          <table:table-cell office:value-type="float" office:value="12" table:formula="of:=[.E61]" table:style-name="ce25">
            <text:p>12,00</text:p>
          </table:table-cell>
          <table:table-cell office:value-type="float" office:value="60" table:formula="of:=[.E61]*[.B61]" table:style-name="ce1">
            <text:p>60</text:p>
          </table:table-cell>
          <table:table-cell office:value-type="float" office:value="0.2" table:formula="of:=[.J61]/[.K61]" table:style-name="ce1">
            <text:p>0,2</text:p>
          </table:table-cell>
          <table:table-cell table:number-columns-repeated="16372"/>
        </table:table-row>
        <table:table-row table:style-name="ro2">
          <table:table-cell office:value-type="string" table:style-name="ce27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-6.1260000000000003" table:style-name="ce19">
            <text:p>-6,126</text:p>
          </table:table-cell>
          <table:table-cell office:value-type="float" office:value="8.0630000000000007E-3" table:formula="of:=ABS([.C62])*0.0005+0.005" table:style-name="ce12">
            <text:p>0,008</text:p>
          </table:table-cell>
          <table:table-cell office:value-type="float" office:value="12" table:style-name="ce20">
            <text:p>12,00</text:p>
          </table:table-cell>
          <table:table-cell office:value-type="float" office:value="0.08" table:formula="of:=ABS([.E62])*0.005+0.02" table:style-name="ce12">
            <text:p>0,080</text:p>
          </table:table-cell>
          <table:table-cell office:value-type="float" office:value="-1" table:formula="of:=[.B62]*(([.E62]/([.E62]*[.B62]))-1)" table:style-name="ce1">
            <text:p>-1</text:p>
          </table:table-cell>
          <table:table-cell office:value-type="float" office:value="9.4280904158206332E-3" table:formula="of:=[.B62]*(1/[.K62])*SQRT(POWER([.F62];2) + POWER([.L62];2)* POWER([.F62]*[.B62];2))" table:style-name="ce1">
            <text:p>0,00942809</text:p>
          </table:table-cell>
          <table:table-cell table:style-name="ce1"/>
          <table:table-cell office:value-type="float" office:value="12" table:formula="of:=[.E62]" table:style-name="ce25">
            <text:p>12,00</text:p>
          </table:table-cell>
          <table:table-cell office:value-type="float" office:value="24" table:formula="of:=[.E62]*[.B62]" table:style-name="ce1">
            <text:p>24</text:p>
          </table:table-cell>
          <table:table-cell office:value-type="float" office:value="0.5" table:formula="of:=[.J62]/[.K62]" table:style-name="ce1">
            <text:p>0,5</text:p>
          </table:table-cell>
          <table:table-cell table:number-columns-repeated="16372"/>
        </table:table-row>
        <table:table-row table:style-name="ro2">
          <table:table-cell table:number-columns-repeated="9" table:style-name="ce1"/>
          <table:table-cell table:style-name="ce25"/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table:style-name="ce1">
            <draw:frame draw:z-index="4" draw:id="id3" draw:style-name="a3" draw:name="Wykres 6" svg:x="0.24479in" svg:y="0.13542in" svg:width="6.35938in" svg:height="3.8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5.1.4. Pomiar pasma przenoszenia wzmacniacza operacyjneg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Z<text:span text:style-name="T1">1</text:span><text:span text:style-name="T2"><text:s/>= 5 kΩ, Z</text:span><text:span text:style-name="T1">2</text:span><text:span text:style-name="T2"><text:s/>= 50 kΩ</text:span>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5">
          <table:table-cell office:value-type="string" table:style-name="ce5">
            <text:p>f</text:p>
          </table:table-cell>
          <table:table-cell office:value-type="string" table:style-name="ce5">
            <text:p>U<text:span text:style-name="T1">WE</text:span></text:p>
          </table:table-cell>
          <table:table-cell office:value-type="string" table:style-name="ce5">
            <text:p>U<text:span text:style-name="T1">WY</text:span></text:p>
          </table:table-cell>
          <table:table-cell office:value-type="string" table:style-name="ce1">
            <text:p>K<text:span text:style-name="T3">u</text:span><text:span text:style-name="T4">tA</text:span></text:p>
          </table:table-cell>
          <table:table-cell office:value-type="string" table:style-name="ce1">
            <text:p>K<text:span text:style-name="T3">u</text:span><text:span text:style-name="T4">A</text:span></text:p>
          </table:table-cell>
          <table:table-cell office:value-type="string" table:style-name="ce1">
            <text:p>K<text:span text:style-name="T3">u</text:span><text:span text:style-name="T4">A</text:span>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[kHz]</text:p>
          </table:table-cell>
          <table:table-cell office:value-type="string" table:style-name="ce10">
            <text:p>[V]</text:p>
          </table:table-cell>
          <table:table-cell office:value-type="string" table:style-name="ce10">
            <text:p>[V]</text:p>
          </table:table-cell>
          <table:table-cell office:value-type="string" table:style-name="ce1">
            <text:p>[dB]</text:p>
          </table:table-cell>
          <table:table-cell office:value-type="string" table:style-name="ce1">
            <text:p>[dB]</text:p>
          </table:table-cell>
          <table:table-cell office:value-type="string" table:style-name="ce1">
            <text:p>[dB]</text:p>
          </table:table-cell>
          <table:table-cell table:number-columns-repeated="16378"/>
        </table:table-row>
        <table:table-row table:style-name="ro2">
          <table:table-cell office:value-type="float" office:value="0.30099999999999999" table:style-name="ce29">
            <text:p>0,3010</text:p>
          </table:table-cell>
          <table:table-cell office:value-type="float" office:value="0.17199999999999999" table:style-name="ce11">
            <text:p>0,172</text:p>
          </table:table-cell>
          <table:table-cell office:value-type="float" office:value="1.68" table:style-name="ce11">
            <text:p>1,68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19.795616696366277" table:formula="of:=20*LOG10(ABS([.C71]/[.B71]) )" table:style-name="ce1">
            <text:p>19,7956167</text:p>
          </table:table-cell>
          <table:table-cell office:value-type="float" office:value="19.795616696366277" table:formula="of:=20*LOG10(ABS([.C71]/[.B71]))" table:style-name="ce1">
            <text:p>19,7956167</text:p>
          </table:table-cell>
          <table:table-cell table:number-columns-repeated="16378"/>
        </table:table-row>
        <table:table-row table:style-name="ro2">
          <table:table-cell office:value-type="float" office:value="105.5" table:style-name="ce30">
            <text:p>105,5</text:p>
          </table:table-cell>
          <table:table-cell office:value-type="float" office:value="0.17599999999999999" table:style-name="ce14">
            <text:p>0,176</text:p>
          </table:table-cell>
          <table:table-cell office:value-type="float" office:value="0.84" table:style-name="ce17">
            <text:p>0,840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13.575332364954635" table:formula="of:=20*LOG10(ABS([.C72]/[.B72]) )" table:style-name="ce1">
            <text:p>13,57533236</text:p>
          </table:table-cell>
          <table:table-cell office:value-type="float" office:value="13.575332364954635" table:formula="of:=20*LOG10(ABS([.C72]/[.B72]))" table:style-name="ce1">
            <text:p>13,57533236</text:p>
          </table:table-cell>
          <table:table-cell table:number-columns-repeated="16378"/>
        </table:table-row>
        <table:table-row table:style-name="ro2">
          <table:table-cell office:value-type="float" office:value="171.9" table:style-name="ce30">
            <text:p>171,9</text:p>
          </table:table-cell>
          <table:table-cell office:value-type="float" office:value="0.17599999999999999" table:style-name="ce14">
            <text:p>0,176</text:p>
          </table:table-cell>
          <table:table-cell office:value-type="float" office:value="0.55200000000000005" table:style-name="ce17">
            <text:p>0,552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9.9285281983009828" table:formula="of:=20*LOG10(ABS([.C73]/[.B73]) )" table:style-name="ce1">
            <text:p>9,928528198</text:p>
          </table:table-cell>
          <table:table-cell office:value-type="float" office:value="9.9285281983009828" table:formula="of:=20*LOG10(ABS([.C73]/[.B73]))" table:style-name="ce1">
            <text:p>9,928528198</text:p>
          </table:table-cell>
          <table:table-cell table:number-columns-repeated="16378"/>
        </table:table-row>
        <table:table-row table:style-name="ro2">
          <table:table-cell office:value-type="float" office:value="222.6" table:style-name="ce30">
            <text:p>222,6</text:p>
          </table:table-cell>
          <table:table-cell office:value-type="float" office:value="0.17399999999999999" table:style-name="ce14">
            <text:p>0,174</text:p>
          </table:table-cell>
          <table:table-cell office:value-type="float" office:value="0.42399999999999999" table:style-name="ce17">
            <text:p>0,424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7.7363321662026587" table:formula="of:=20*LOG10(ABS([.C74]/[.B74]) )" table:style-name="ce1">
            <text:p>7,736332166</text:p>
          </table:table-cell>
          <table:table-cell office:value-type="float" office:value="7.7363321662026587" table:formula="of:=20*LOG10(ABS([.C74]/[.B74]))" table:style-name="ce1">
            <text:p>7,736332166</text:p>
          </table:table-cell>
          <table:table-cell table:number-columns-repeated="16378"/>
        </table:table-row>
        <table:table-row table:style-name="ro2">
          <table:table-cell office:value-type="float" office:value="281" table:style-name="ce30">
            <text:p>281,0</text:p>
          </table:table-cell>
          <table:table-cell office:value-type="float" office:value="0.17399999999999999" table:style-name="ce14">
            <text:p>0,174</text:p>
          </table:table-cell>
          <table:table-cell office:value-type="float" office:value="0.33200000000000002" table:style-name="ce17">
            <text:p>0,332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5.6117767084287333" table:formula="of:=20*LOG10(ABS([.C75]/[.B75]) )" table:style-name="ce1">
            <text:p>5,611776708</text:p>
          </table:table-cell>
          <table:table-cell office:value-type="float" office:value="5.6117767084287333" table:formula="of:=20*LOG10(ABS([.C75]/[.B75]))" table:style-name="ce1">
            <text:p>5,611776708</text:p>
          </table:table-cell>
          <table:table-cell table:number-columns-repeated="16378"/>
        </table:table-row>
        <table:table-row table:style-name="ro2">
          <table:table-cell office:value-type="float" office:value="325.10000000000002" table:style-name="ce30">
            <text:p>325,1</text:p>
          </table:table-cell>
          <table:table-cell office:value-type="float" office:value="0.17399999999999999" table:style-name="ce14">
            <text:p>0,174</text:p>
          </table:table-cell>
          <table:table-cell office:value-type="float" office:value="0.28399999999999997" table:style-name="ce17">
            <text:p>0,284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4.2553818352887589" table:formula="of:=20*LOG10(ABS([.C76]/[.B76]) )" table:style-name="ce1">
            <text:p>4,255381835</text:p>
          </table:table-cell>
          <table:table-cell office:value-type="float" office:value="4.2553818352887589" table:formula="of:=20*LOG10(ABS([.C76]/[.B76]))" table:style-name="ce1">
            <text:p>4,255381835</text:p>
          </table:table-cell>
          <table:table-cell table:number-columns-repeated="16378"/>
        </table:table-row>
        <table:table-row table:style-name="ro2">
          <table:table-cell office:value-type="float" office:value="427.6" table:style-name="ce30">
            <text:p>427,6</text:p>
          </table:table-cell>
          <table:table-cell office:value-type="float" office:value="0.17399999999999999" table:style-name="ce14">
            <text:p>0,174</text:p>
          </table:table-cell>
          <table:table-cell office:value-type="float" office:value="0.20799999999999999" table:style-name="ce17">
            <text:p>0,208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1.5502817336032373" table:formula="of:=20*LOG10(ABS([.C77]/[.B77]) )" table:style-name="ce1">
            <text:p>1,550281734</text:p>
          </table:table-cell>
          <table:table-cell office:value-type="float" office:value="1.5502817336032373" table:formula="of:=20*LOG10(ABS([.C77]/[.B77]))" table:style-name="ce1">
            <text:p>1,550281734</text:p>
          </table:table-cell>
          <table:table-cell table:number-columns-repeated="16378"/>
        </table:table-row>
        <table:table-row table:style-name="ro2">
          <table:table-cell office:value-type="float" office:value="499.8" table:style-name="ce30">
            <text:p>499,8</text:p>
          </table:table-cell>
          <table:table-cell office:value-type="float" office:value="0.17599999999999999" table:style-name="ce14">
            <text:p>0,176</text:p>
          </table:table-cell>
          <table:table-cell office:value-type="float" office:value="0.18" table:style-name="ce17">
            <text:p>0,180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0.19519674578312479" table:formula="of:=20*LOG10(ABS([.C78]/[.B78]) )" table:style-name="ce1">
            <text:p>0,195196746</text:p>
          </table:table-cell>
          <table:table-cell office:value-type="float" office:value="0.19519674578312479" table:formula="of:=20*LOG10(ABS([.C78]/[.B78]))" table:style-name="ce1">
            <text:p>0,195196746</text:p>
          </table:table-cell>
          <table:table-cell table:number-columns-repeated="16378"/>
        </table:table-row>
        <table:table-row table:style-name="ro2">
          <table:table-cell office:value-type="float" office:value="527.1" table:style-name="ce31">
            <text:p>527,1</text:p>
          </table:table-cell>
          <table:table-cell office:value-type="float" office:value="0.17399999999999999" table:style-name="ce18">
            <text:p>0,174</text:p>
          </table:table-cell>
          <table:table-cell office:value-type="float" office:value="0.16200000000000001" table:style-name="ce19">
            <text:p>0,162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-0.62068467479937472" table:formula="of:=20*LOG10(ABS([.C79]/[.B79]))" table:style-name="ce1">
            <text:p>-0,620684675</text:p>
          </table:table-cell>
          <table:table-cell office:value-type="float" office:value="-0.62068467479937472" table:formula="of:=20*LOG10(ABS([.C79]/[.B79]))" table:style-name="ce1">
            <text:p>-0,620684675</text:p>
          </table:table-cell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number-rows-repeated="2" table:style-name="ro6">
          <table:table-cell table:number-columns-repeated="16384"/>
        </table:table-row>
        <table:table-row table:style-name="ro2">
          <table:table-cell office:value-type="string" table:style-name="ce4">
            <text:p>5.1.5. Pomiar wsp. wzmocnienia wzmacniacza operacyjnego dla zmiennych napięć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">
            <text:p>Z<text:span text:style-name="T1">1</text:span></text:p>
          </table:table-cell>
          <table:table-cell office:value-type="string" table:style-name="ce5">
            <text:p>Z<text:span text:style-name="T1">2</text:span></text:p>
          </table:table-cell>
          <table:table-cell office:value-type="string" table:style-name="ce5">
            <text:p>U<text:span text:style-name="T1">WE</text:span></text:p>
          </table:table-cell>
          <table:table-cell office:value-type="string" table:style-name="ce5">
            <text:p>U<text:span text:style-name="T1">WY</text:span></text:p>
          </table:table-cell>
          <table:table-cell office:value-type="string" table:style-name="ce1">
            <text:p>K<text:span text:style-name="T3">u</text:span><text:span text:style-name="T4">t</text:span></text:p>
          </table:table-cell>
          <table:table-cell office:value-type="string" table:style-name="ce1">
            <text:p>K<text:span text:style-name="T3">u</text:span></text:p>
          </table:table-cell>
          <table:table-cell table:style-name="ce1"/>
          <table:table-cell office:value-type="string" table:style-name="ce32">
            <text:p>Uwaga: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[kΩ]</text:p>
          </table:table-cell>
          <table:table-cell office:value-type="string" table:style-name="ce10">
            <text:p>[kΩ]</text:p>
          </table:table-cell>
          <table:table-cell office:value-type="string" table:style-name="ce28">
            <text:p>[mV]</text:p>
          </table:table-cell>
          <table:table-cell office:value-type="string" table:style-name="ce28">
            <text:p>[mV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style-name="ce1"/>
          <table:table-cell office:value-type="string" table:style-name="ce32">
            <text:p>napięcia U<text:span text:style-name="T1">WE</text:span><text:span text:style-name="T2"><text:s/>i U</text:span><text:span text:style-name="T1">WY</text:span><text:span text:style-name="T2"><text:s/>zmierzone jako międzyszczytowe.</text:span></text:p>
          </table:table-cell>
          <table:table-cell table:number-columns-repeated="16376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10" table:style-name="ce11">
            <text:p>10</text:p>
          </table:table-cell>
          <table:table-cell office:value-type="float" office:value="124" table:style-name="ce11">
            <text:p>124</text:p>
          </table:table-cell>
          <table:table-cell office:value-type="float" office:value="236" table:style-name="ce11">
            <text:p>236</text:p>
          </table:table-cell>
          <table:table-cell office:value-type="float" office:value="2" table:formula="of:=[.B87]/[.A87]" table:style-name="ce1">
            <text:p>2</text:p>
          </table:table-cell>
          <table:table-cell office:value-type="float" office:value="1.903225806451613" table:formula="of:=[.D87]/[.C87]" table:style-name="ce1">
            <text:p>1,903225806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124" table:style-name="ce14">
            <text:p>124</text:p>
          </table:table-cell>
          <table:table-cell office:value-type="float" office:value="232" table:style-name="ce14">
            <text:p>232</text:p>
          </table:table-cell>
          <table:table-cell office:value-type="float" office:value="2" table:formula="of:=[.B88]/[.A88]" table:style-name="ce1">
            <text:p>2</text:p>
          </table:table-cell>
          <table:table-cell office:value-type="float" office:value="1.8709677419354838" table:formula="of:=[.D88]/[.C88]" table:style-name="ce1">
            <text:p>1,870967742</text:p>
          </table:table-cell>
          <table:table-cell table:number-columns-repeated="16378" table:style-name="ce1"/>
        </table:table-row>
        <table:table-row table:style-name="ro2">
          <table:table-cell office:value-type="float" office:value="15" table:style-name="ce14">
            <text:p>15</text:p>
          </table:table-cell>
          <table:table-cell office:value-type="float" office:value="50" table:style-name="ce14">
            <text:p>50</text:p>
          </table:table-cell>
          <table:table-cell office:value-type="float" office:value="130" table:style-name="ce14">
            <text:p>130</text:p>
          </table:table-cell>
          <table:table-cell office:value-type="float" office:value="396" table:style-name="ce14">
            <text:p>396</text:p>
          </table:table-cell>
          <table:table-cell office:value-type="float" office:value="3.3333333333333335" table:formula="of:=[.B89]/[.A89]" table:style-name="ce1">
            <text:p>3,333333333</text:p>
          </table:table-cell>
          <table:table-cell office:value-type="float" office:value="3.046153846153846" table:formula="of:=[.D89]/[.C89]" table:style-name="ce1">
            <text:p>3,046153846</text:p>
          </table:table-cell>
          <table:table-cell table:number-columns-repeated="16378" table:style-name="ce1"/>
        </table:table-row>
        <table:table-row table:style-name="ro2">
          <table:table-cell office:value-type="float" office:value="25" table:style-name="ce14">
            <text:p>25</text:p>
          </table:table-cell>
          <table:table-cell office:value-type="float" office:value="20" table:style-name="ce14">
            <text:p>20</text:p>
          </table:table-cell>
          <table:table-cell office:value-type="float" office:value="148" table:style-name="ce14">
            <text:p>148</text:p>
          </table:table-cell>
          <table:table-cell office:value-type="float" office:value="130" table:style-name="ce14">
            <text:p>130</text:p>
          </table:table-cell>
          <table:table-cell office:value-type="float" office:value="0.8" table:formula="of:=[.B90]/[.A90]" table:style-name="ce1">
            <text:p>0,8</text:p>
          </table:table-cell>
          <table:table-cell office:value-type="float" office:value="0.8783783783783784" table:formula="of:=[.D90]/[.C90]" table:style-name="ce1">
            <text:p>0,878378378</text:p>
          </table:table-cell>
          <table:table-cell table:number-columns-repeated="16378" table:style-name="ce1"/>
        </table:table-row>
        <table:table-row table:style-name="ro2">
          <table:table-cell office:value-type="float" office:value="25" table:style-name="ce14">
            <text:p>25</text:p>
          </table:table-cell>
          <table:table-cell office:value-type="float" office:value="10" table:style-name="ce14">
            <text:p>10</text:p>
          </table:table-cell>
          <table:table-cell office:value-type="float" office:value="224" table:style-name="ce14">
            <text:p>224</text:p>
          </table:table-cell>
          <table:table-cell office:value-type="float" office:value="106" table:style-name="ce14">
            <text:p>106</text:p>
          </table:table-cell>
          <table:table-cell office:value-type="float" office:value="0.4" table:formula="of:=[.B91]/[.A91]" table:style-name="ce1">
            <text:p>0,4</text:p>
          </table:table-cell>
          <table:table-cell office:value-type="float" office:value="0.4732142857142857" table:formula="of:=[.D91]/[.C91]" table:style-name="ce1">
            <text:p>0,473214286</text:p>
          </table:table-cell>
          <table:table-cell table:number-columns-repeated="16378" table:style-name="ce1"/>
        </table:table-row>
        <table:table-row table:style-name="ro2">
          <table:table-cell office:value-type="float" office:value="15" table:style-name="ce14">
            <text:p>15</text:p>
          </table:table-cell>
          <table:table-cell office:value-type="float" office:value="100" table:style-name="ce14">
            <text:p>100</text:p>
          </table:table-cell>
          <table:table-cell office:value-type="float" office:value="224" table:style-name="ce14">
            <text:p>224</text:p>
          </table:table-cell>
          <table:table-cell office:value-type="float" office:value="1480" table:style-name="ce14">
            <text:p>1480</text:p>
          </table:table-cell>
          <table:table-cell office:value-type="float" office:value="6.666666666666667" table:formula="of:=[.B92]/[.A92]" table:style-name="ce1">
            <text:p>6,666666667</text:p>
          </table:table-cell>
          <table:table-cell office:value-type="float" office:value="6.6071428571428568" table:formula="of:=[.D92]/[.C92]" table:style-name="ce1">
            <text:p>6,607142857</text:p>
          </table:table-cell>
          <table:table-cell table:number-columns-repeated="16378" table:style-name="ce1"/>
        </table:table-row>
        <table:table-row table:style-name="ro2">
          <table:table-cell office:value-type="float" office:value="30" table:style-name="ce18">
            <text:p>30</text:p>
          </table:table-cell>
          <table:table-cell office:value-type="float" office:value="100" table:style-name="ce18">
            <text:p>100</text:p>
          </table:table-cell>
          <table:table-cell office:value-type="float" office:value="228" table:style-name="ce18">
            <text:p>228</text:p>
          </table:table-cell>
          <table:table-cell office:value-type="float" office:value="760" table:style-name="ce18">
            <text:p>760</text:p>
          </table:table-cell>
          <table:table-cell office:value-type="float" office:value="3.3333333333333335" table:formula="of:=[.B93]/[.A93]" table:style-name="ce1">
            <text:p>3,333333333</text:p>
          </table:table-cell>
          <table:table-cell office:value-type="float" office:value="3.3333333333333335" table:formula="of:=[.D93]/[.C93]" table:style-name="ce1">
            <text:p>3,333333333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2">
            <text:p>5.2. Wzmacniacz w układzie nieodwracający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5.2.1. Wyznaczenie charakterystyki przejściowej wzmacniacza operacyjneg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">
            <text:p>Z<text:span text:style-name="T1">1</text:span></text:p>
          </table:table-cell>
          <table:table-cell office:value-type="string" table:style-name="ce5">
            <text:p>Z<text:span text:style-name="T1">2</text:span></text:p>
          </table:table-cell>
          <table:table-cell office:value-type="string" table:style-name="ce6">
            <text:p><text:s/>Napięcie wejściowe</text:p>
          </table:table-cell>
          <table:table-cell table:style-name="ce7"/>
          <table:table-cell office:value-type="string" table:style-name="ce8">
            <text:p><text:s/>Napięcie wyjściowe</text:p>
          </table:table-cell>
          <table:table-cell table:style-name="ce9"/>
          <table:table-cell table:number-columns-repeated="16378" table:style-name="ce1"/>
        </table:table-row>
        <table:table-row table:style-name="ro2">
          <table:table-cell office:value-type="string" table:style-name="ce10">
            <text:p>[kΩ]</text:p>
          </table:table-cell>
          <table:table-cell office:value-type="string" table:style-name="ce10">
            <text:p>[kΩ]</text:p>
          </table:table-cell>
          <table:table-cell office:value-type="string" table:style-name="ce5">
            <text:p>U<text:span text:style-name="T1">WE</text:span><text:s/>[V]</text:p>
          </table:table-cell>
          <table:table-cell office:value-type="string" table:style-name="ce5">
            <text:p>ΔU<text:span text:style-name="T1">WE</text:span><text:s/>[V]</text:p>
          </table:table-cell>
          <table:table-cell office:value-type="string" table:style-name="ce5">
            <text:p>U<text:span text:style-name="T1">WY</text:span><text:s/>[V]</text:p>
          </table:table-cell>
          <table:table-cell office:value-type="string" table:style-name="ce5">
            <text:p>ΔU<text:span text:style-name="T1">WY</text:span><text:s/>[V]</text:p>
          </table:table-cell>
          <table:table-cell office:value-type="string" table:style-name="ce1">
            <text:p>K<text:span text:style-name="T3">u</text:span><text:span text:style-name="T4">t</text:span></text:p>
          </table:table-cell>
          <table:table-cell office:value-type="string" table:style-name="ce1">
            <text:p>K<text:span text:style-name="T3">u</text:span></text:p>
          </table:table-cell>
          <table:table-cell table:number-columns-repeated="16376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-12.052" table:style-name="ce12">
            <text:p>-12,052</text:p>
          </table:table-cell>
          <table:table-cell office:value-type="float" office:value="1.1026000000000001E-2" table:formula="of:=ABS([.C101])*0.0005+0.005" table:style-name="ce12">
            <text:p>0,011</text:p>
          </table:table-cell>
          <table:table-cell office:value-type="float" office:value="-13.05" table:style-name="ce13">
            <text:p>-13,05</text:p>
          </table:table-cell>
          <table:table-cell office:value-type="float" office:value="8.5250000000000006E-2" table:formula="of:=ABS([.E101])*0.005+0.02" table:style-name="ce12">
            <text:p>0,085</text:p>
          </table:table-cell>
          <table:table-cell office:value-type="float" office:value="-2" table:formula="of:=-[.B101]/[.A101]" table:style-name="ce1">
            <text:p>-2</text:p>
          </table:table-cell>
          <table:table-cell office:value-type="float" office:value="1.0828078327248591" table:formula="of:=[.E101]/[.C101]" table:style-name="ce1">
            <text:p>1,082807833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11.061999999999999" table:style-name="ce17">
            <text:p>-11,062</text:p>
          </table:table-cell>
          <table:table-cell office:value-type="float" office:value="1.0530999999999999E-2" table:formula="of:=ABS([.C102])*0.0005+0.005" table:style-name="ce12">
            <text:p>0,011</text:p>
          </table:table-cell>
          <table:table-cell office:value-type="float" office:value="-13.05" table:style-name="ce16">
            <text:p>-13,05</text:p>
          </table:table-cell>
          <table:table-cell office:value-type="float" office:value="8.5250000000000006E-2" table:formula="of:=ABS([.E102])*0.005+0.02" table:style-name="ce12">
            <text:p>0,085</text:p>
          </table:table-cell>
          <table:table-cell office:value-type="float" office:value="-2" table:formula="of:=-[.B102]/[.A102]" table:style-name="ce1">
            <text:p>-2</text:p>
          </table:table-cell>
          <table:table-cell office:value-type="float" office:value="1.1797143373711807" table:formula="of:=[.E102]/[.C102]" table:style-name="ce1">
            <text:p>1,179714337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10.036" table:style-name="ce17">
            <text:p>-10,036</text:p>
          </table:table-cell>
          <table:table-cell office:value-type="float" office:value="1.0017999999999999E-2" table:formula="of:=ABS([.C103])*0.0005+0.005" table:style-name="ce12">
            <text:p>0,010</text:p>
          </table:table-cell>
          <table:table-cell office:value-type="float" office:value="-13.05" table:style-name="ce16">
            <text:p>-13,05</text:p>
          </table:table-cell>
          <table:table-cell office:value-type="float" office:value="8.5250000000000006E-2" table:formula="of:=ABS([.E103])*0.005+0.02" table:style-name="ce12">
            <text:p>0,085</text:p>
          </table:table-cell>
          <table:table-cell office:value-type="float" office:value="-2" table:formula="of:=-[.B103]/[.A103]" table:style-name="ce1">
            <text:p>-2</text:p>
          </table:table-cell>
          <table:table-cell office:value-type="float" office:value="1.3003188521323237" table:formula="of:=[.E103]/[.C103]" table:style-name="ce1">
            <text:p>1,300318852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8.9819999999999993" table:style-name="ce17">
            <text:p>-8,982</text:p>
          </table:table-cell>
          <table:table-cell office:value-type="float" office:value="9.4909999999999994E-3" table:formula="of:=ABS([.C104])*0.0005+0.005" table:style-name="ce12">
            <text:p>0,009</text:p>
          </table:table-cell>
          <table:table-cell office:value-type="float" office:value="-13.05" table:style-name="ce16">
            <text:p>-13,05</text:p>
          </table:table-cell>
          <table:table-cell office:value-type="float" office:value="8.5250000000000006E-2" table:formula="of:=ABS([.E104])*0.005+0.02" table:style-name="ce12">
            <text:p>0,085</text:p>
          </table:table-cell>
          <table:table-cell office:value-type="float" office:value="-2" table:formula="of:=-[.B104]/[.A104]" table:style-name="ce1">
            <text:p>-2</text:p>
          </table:table-cell>
          <table:table-cell office:value-type="float" office:value="1.4529058116232467" table:formula="of:=[.E104]/[.C104]" table:style-name="ce1">
            <text:p>1,452905812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8.0540000000000003" table:style-name="ce17">
            <text:p>-8,054</text:p>
          </table:table-cell>
          <table:table-cell office:value-type="float" office:value="9.0270000000000003E-3" table:formula="of:=ABS([.C105])*0.0005+0.005" table:style-name="ce12">
            <text:p>0,009</text:p>
          </table:table-cell>
          <table:table-cell office:value-type="float" office:value="-13.05" table:style-name="ce16">
            <text:p>-13,05</text:p>
          </table:table-cell>
          <table:table-cell office:value-type="float" office:value="8.5250000000000006E-2" table:formula="of:=ABS([.E105])*0.005+0.02" table:style-name="ce12">
            <text:p>0,085</text:p>
          </table:table-cell>
          <table:table-cell office:value-type="float" office:value="-2" table:formula="of:=-[.B105]/[.A105]" table:style-name="ce1">
            <text:p>-2</text:p>
          </table:table-cell>
          <table:table-cell office:value-type="float" office:value="1.6203128880059599" table:formula="of:=[.E105]/[.C105]" table:style-name="ce1">
            <text:p>1,620312888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7.92" table:style-name="ce17">
            <text:p>-7,920</text:p>
          </table:table-cell>
          <table:table-cell office:value-type="float" office:value="8.9599999999999992E-3" table:formula="of:=ABS([.C106])*0.0005+0.005" table:style-name="ce12">
            <text:p>0,009</text:p>
          </table:table-cell>
          <table:table-cell office:value-type="float" office:value="-13.05" table:style-name="ce16">
            <text:p>-13,05</text:p>
          </table:table-cell>
          <table:table-cell office:value-type="float" office:value="8.5250000000000006E-2" table:formula="of:=ABS([.E106])*0.005+0.02" table:style-name="ce12">
            <text:p>0,085</text:p>
          </table:table-cell>
          <table:table-cell office:value-type="float" office:value="-2" table:formula="of:=-[.B106]/[.A106]" table:style-name="ce1">
            <text:p>-2</text:p>
          </table:table-cell>
          <table:table-cell office:value-type="float" office:value="1.6477272727272729" table:formula="of:=[.E106]/[.C106]" table:style-name="ce1">
            <text:p>1,647727273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5.9489999999999998" table:style-name="ce17">
            <text:p>-5,949</text:p>
          </table:table-cell>
          <table:table-cell office:value-type="float" office:value="7.9745000000000007E-3" table:formula="of:=ABS([.C107])*0.0005+0.005" table:style-name="ce12">
            <text:p>0,008</text:p>
          </table:table-cell>
          <table:table-cell office:value-type="float" office:value="-13.05" table:style-name="ce16">
            <text:p>-13,05</text:p>
          </table:table-cell>
          <table:table-cell office:value-type="float" office:value="8.5250000000000006E-2" table:formula="of:=ABS([.E107])*0.005+0.02" table:style-name="ce12">
            <text:p>0,085</text:p>
          </table:table-cell>
          <table:table-cell office:value-type="float" office:value="-2" table:formula="of:=-[.B107]/[.A107]" table:style-name="ce1">
            <text:p>-2</text:p>
          </table:table-cell>
          <table:table-cell office:value-type="float" office:value="2.1936459909228443" table:formula="of:=[.E107]/[.C107]" table:style-name="ce1">
            <text:p>2,193645991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4.9630000000000001" table:style-name="ce17">
            <text:p>-4,963</text:p>
          </table:table-cell>
          <table:table-cell office:value-type="float" office:value="7.4815000000000003E-3" table:formula="of:=ABS([.C108])*0.0005+0.005" table:style-name="ce12">
            <text:p>0,007</text:p>
          </table:table-cell>
          <table:table-cell office:value-type="float" office:value="-13.05" table:style-name="ce16">
            <text:p>-13,05</text:p>
          </table:table-cell>
          <table:table-cell office:value-type="float" office:value="8.5250000000000006E-2" table:formula="of:=ABS([.E108])*0.005+0.02" table:style-name="ce12">
            <text:p>0,085</text:p>
          </table:table-cell>
          <table:table-cell office:value-type="float" office:value="-2" table:formula="of:=-[.B108]/[.A108]" table:style-name="ce1">
            <text:p>-2</text:p>
          </table:table-cell>
          <table:table-cell office:value-type="float" office:value="2.6294579891194845" table:formula="of:=[.E108]/[.C108]" table:style-name="ce1">
            <text:p>2,629457989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4.2350000000000003" table:style-name="ce17">
            <text:p>-4,235</text:p>
          </table:table-cell>
          <table:table-cell office:value-type="float" office:value="7.1175000000000006E-3" table:formula="of:=ABS([.C109])*0.0005+0.005" table:style-name="ce12">
            <text:p>0,007</text:p>
          </table:table-cell>
          <table:table-cell office:value-type="float" office:value="-12.51" table:style-name="ce16">
            <text:p>-12,51</text:p>
          </table:table-cell>
          <table:table-cell office:value-type="float" office:value="8.2549999999999998E-2" table:formula="of:=ABS([.E109])*0.005+0.02" table:style-name="ce12">
            <text:p>0,083</text:p>
          </table:table-cell>
          <table:table-cell office:value-type="float" office:value="-2" table:formula="of:=-[.B109]/[.A109]" table:style-name="ce1">
            <text:p>-2</text:p>
          </table:table-cell>
          <table:table-cell office:value-type="float" office:value="2.9539551357733171" table:formula="of:=[.E109]/[.C109]" table:style-name="ce1">
            <text:p>2,953955136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4.1139999999999999" table:style-name="ce17">
            <text:p>-4,114</text:p>
          </table:table-cell>
          <table:table-cell office:value-type="float" office:value="7.0569999999999999E-3" table:formula="of:=ABS([.C110])*0.0005+0.005" table:style-name="ce12">
            <text:p>0,007</text:p>
          </table:table-cell>
          <table:table-cell office:value-type="float" office:value="-12.17" table:style-name="ce16">
            <text:p>-12,17</text:p>
          </table:table-cell>
          <table:table-cell office:value-type="float" office:value="8.0850000000000005E-2" table:formula="of:=ABS([.E110])*0.005+0.02" table:style-name="ce12">
            <text:p>0,081</text:p>
          </table:table-cell>
          <table:table-cell office:value-type="float" office:value="-2" table:formula="of:=-[.B110]/[.A110]" table:style-name="ce1">
            <text:p>-2</text:p>
          </table:table-cell>
          <table:table-cell office:value-type="float" office:value="2.9581915410792416" table:formula="of:=[.E110]/[.C110]" table:style-name="ce1">
            <text:p>2,958191541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3.9910000000000001" table:style-name="ce17">
            <text:p>-3,991</text:p>
          </table:table-cell>
          <table:table-cell office:value-type="float" office:value="6.9955E-3" table:formula="of:=ABS([.C111])*0.0005+0.005" table:style-name="ce12">
            <text:p>0,007</text:p>
          </table:table-cell>
          <table:table-cell office:value-type="float" office:value="-11.81" table:style-name="ce16">
            <text:p>-11,81</text:p>
          </table:table-cell>
          <table:table-cell office:value-type="float" office:value="7.9050000000000009E-2" table:formula="of:=ABS([.E111])*0.005+0.02" table:style-name="ce12">
            <text:p>0,079</text:p>
          </table:table-cell>
          <table:table-cell office:value-type="float" office:value="-2" table:formula="of:=-[.B111]/[.A111]" table:style-name="ce1">
            <text:p>-2</text:p>
          </table:table-cell>
          <table:table-cell office:value-type="float" office:value="2.9591581057379104" table:formula="of:=[.E111]/[.C111]" table:style-name="ce1">
            <text:p>2,959158106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3.6219999999999999" table:style-name="ce17">
            <text:p>-3,622</text:p>
          </table:table-cell>
          <table:table-cell office:value-type="float" office:value="6.8110000000000002E-3" table:formula="of:=ABS([.C112])*0.0005+0.005" table:style-name="ce12">
            <text:p>0,007</text:p>
          </table:table-cell>
          <table:table-cell office:value-type="float" office:value="-10.72" table:style-name="ce16">
            <text:p>-10,72</text:p>
          </table:table-cell>
          <table:table-cell office:value-type="float" office:value="7.3599999999999999E-2" table:formula="of:=ABS([.E112])*0.005+0.02" table:style-name="ce12">
            <text:p>0,074</text:p>
          </table:table-cell>
          <table:table-cell office:value-type="float" office:value="-2" table:formula="of:=-[.B112]/[.A112]" table:style-name="ce1">
            <text:p>-2</text:p>
          </table:table-cell>
          <table:table-cell office:value-type="float" office:value="2.9596907785753728" table:formula="of:=[.E112]/[.C112]" table:style-name="ce1">
            <text:p>2,959690779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3.1869999999999998" table:style-name="ce17">
            <text:p>-3,187</text:p>
          </table:table-cell>
          <table:table-cell office:value-type="float" office:value="6.5935000000000004E-3" table:formula="of:=ABS([.C113])*0.0005+0.005" table:style-name="ce12">
            <text:p>0,007</text:p>
          </table:table-cell>
          <table:table-cell office:value-type="float" office:value="-9.43" table:style-name="ce16">
            <text:p>-9,43</text:p>
          </table:table-cell>
          <table:table-cell office:value-type="float" office:value="6.7150000000000001E-2" table:formula="of:=ABS([.E113])*0.005+0.02" table:style-name="ce12">
            <text:p>0,067</text:p>
          </table:table-cell>
          <table:table-cell office:value-type="float" office:value="-2" table:formula="of:=-[.B113]/[.A113]" table:style-name="ce1">
            <text:p>-2</text:p>
          </table:table-cell>
          <table:table-cell office:value-type="float" office:value="2.9588955130216505" table:formula="of:=[.E113]/[.C113]" table:style-name="ce1">
            <text:p>2,958895513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1.964" table:style-name="ce17">
            <text:p>-1,964</text:p>
          </table:table-cell>
          <table:table-cell office:value-type="float" office:value="5.9820000000000003E-3" table:formula="of:=ABS([.C114])*0.0005+0.005" table:style-name="ce12">
            <text:p>0,006</text:p>
          </table:table-cell>
          <table:table-cell office:value-type="float" office:value="-5.82" table:style-name="ce16">
            <text:p>-5,82</text:p>
          </table:table-cell>
          <table:table-cell office:value-type="float" office:value="4.9100000000000005E-2" table:formula="of:=ABS([.E114])*0.005+0.02" table:style-name="ce12">
            <text:p>0,049</text:p>
          </table:table-cell>
          <table:table-cell office:value-type="float" office:value="-2" table:formula="of:=-[.B114]/[.A114]" table:style-name="ce1">
            <text:p>-2</text:p>
          </table:table-cell>
          <table:table-cell office:value-type="float" office:value="2.9633401221995928" table:formula="of:=[.E114]/[.C114]" table:style-name="ce1">
            <text:p>2,963340122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-1.0609999999999999" table:style-name="ce17">
            <text:p>-1,061</text:p>
          </table:table-cell>
          <table:table-cell office:value-type="float" office:value="5.5304999999999998E-3" table:formula="of:=ABS([.C115])*0.0005+0.005" table:style-name="ce12">
            <text:p>0,006</text:p>
          </table:table-cell>
          <table:table-cell office:value-type="float" office:value="-3.14" table:style-name="ce16">
            <text:p>-3,14</text:p>
          </table:table-cell>
          <table:table-cell office:value-type="float" office:value="3.5700000000000003E-2" table:formula="of:=ABS([.E115])*0.005+0.02" table:style-name="ce12">
            <text:p>0,036</text:p>
          </table:table-cell>
          <table:table-cell office:value-type="float" office:value="-2" table:formula="of:=-[.B115]/[.A115]" table:style-name="ce1">
            <text:p>-2</text:p>
          </table:table-cell>
          <table:table-cell office:value-type="float" office:value="2.9594721960414705" table:formula="of:=[.E115]/[.C115]" table:style-name="ce1">
            <text:p>2,959472196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5.0000000000000001E-3" table:style-name="ce17">
            <text:p>0,005</text:p>
          </table:table-cell>
          <table:table-cell office:value-type="float" office:value="5.0025E-3" table:formula="of:=ABS([.C116])*0.0005+0.005" table:style-name="ce12">
            <text:p>0,005</text:p>
          </table:table-cell>
          <table:table-cell office:value-type="float" office:value="0.17" table:style-name="ce16">
            <text:p>0,17</text:p>
          </table:table-cell>
          <table:table-cell office:value-type="float" office:value="2.085E-2" table:formula="of:=ABS([.E116])*0.005+0.02" table:style-name="ce12">
            <text:p>0,021</text:p>
          </table:table-cell>
          <table:table-cell office:value-type="float" office:value="-2" table:formula="of:=-[.B116]/[.A116]" table:style-name="ce1">
            <text:p>-2</text:p>
          </table:table-cell>
          <table:table-cell office:value-type="float" office:value="34" table:formula="of:=[.E116]/[.C116]" table:style-name="ce1">
            <text:p>34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1.0189999999999999" table:style-name="ce17">
            <text:p>1,019</text:p>
          </table:table-cell>
          <table:table-cell office:value-type="float" office:value="5.5095000000000005E-3" table:formula="of:=ABS([.C117])*0.0005+0.005" table:style-name="ce12">
            <text:p>0,006</text:p>
          </table:table-cell>
          <table:table-cell office:value-type="float" office:value="3.02" table:style-name="ce16">
            <text:p>3,02</text:p>
          </table:table-cell>
          <table:table-cell office:value-type="float" office:value="3.5099999999999999E-2" table:formula="of:=ABS([.E117])*0.005+0.02" table:style-name="ce12">
            <text:p>0,035</text:p>
          </table:table-cell>
          <table:table-cell office:value-type="float" office:value="-2" table:formula="of:=-[.B117]/[.A117]" table:style-name="ce1">
            <text:p>-2</text:p>
          </table:table-cell>
          <table:table-cell office:value-type="float" office:value="2.9636898920510308" table:formula="of:=[.E117]/[.C117]" table:style-name="ce1">
            <text:p>2,963689892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1.9810000000000001" table:style-name="ce17">
            <text:p>1,981</text:p>
          </table:table-cell>
          <table:table-cell office:value-type="float" office:value="5.9905000000000002E-3" table:formula="of:=ABS([.C118])*0.0005+0.005" table:style-name="ce12">
            <text:p>0,006</text:p>
          </table:table-cell>
          <table:table-cell office:value-type="float" office:value="5.87" table:style-name="ce16">
            <text:p>5,87</text:p>
          </table:table-cell>
          <table:table-cell office:value-type="float" office:value="4.9350000000000005E-2" table:formula="of:=ABS([.E118])*0.005+0.02" table:style-name="ce12">
            <text:p>0,049</text:p>
          </table:table-cell>
          <table:table-cell office:value-type="float" office:value="-2" table:formula="of:=-[.B118]/[.A118]" table:style-name="ce1">
            <text:p>-2</text:p>
          </table:table-cell>
          <table:table-cell office:value-type="float" office:value="2.9631499242806663" table:formula="of:=[.E118]/[.C118]" table:style-name="ce1">
            <text:p>2,963149924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3.008" table:style-name="ce17">
            <text:p>3,008</text:p>
          </table:table-cell>
          <table:table-cell office:value-type="float" office:value="6.5040000000000002E-3" table:formula="of:=ABS([.C119])*0.0005+0.005" table:style-name="ce12">
            <text:p>0,007</text:p>
          </table:table-cell>
          <table:table-cell office:value-type="float" office:value="8.91" table:style-name="ce16">
            <text:p>8,91</text:p>
          </table:table-cell>
          <table:table-cell office:value-type="float" office:value="6.4549999999999996E-2" table:formula="of:=ABS([.E119])*0.005+0.02" table:style-name="ce12">
            <text:p>0,065</text:p>
          </table:table-cell>
          <table:table-cell office:value-type="float" office:value="-2" table:formula="of:=-[.B119]/[.A119]" table:style-name="ce1">
            <text:p>-2</text:p>
          </table:table-cell>
          <table:table-cell office:value-type="float" office:value="2.9621010638297873" table:formula="of:=[.E119]/[.C119]" table:style-name="ce1">
            <text:p>2,962101064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4.0179999999999998" table:style-name="ce17">
            <text:p>4,018</text:p>
          </table:table-cell>
          <table:table-cell office:value-type="float" office:value="7.0089999999999996E-3" table:formula="of:=ABS([.C120])*0.0005+0.005" table:style-name="ce12">
            <text:p>0,007</text:p>
          </table:table-cell>
          <table:table-cell office:value-type="float" office:value="11.9" table:style-name="ce16">
            <text:p>11,90</text:p>
          </table:table-cell>
          <table:table-cell office:value-type="float" office:value="7.9500000000000001E-2" table:formula="of:=ABS([.E120])*0.005+0.02" table:style-name="ce12">
            <text:p>0,080</text:p>
          </table:table-cell>
          <table:table-cell office:value-type="float" office:value="-2" table:formula="of:=-[.B120]/[.A120]" table:style-name="ce1">
            <text:p>-2</text:p>
          </table:table-cell>
          <table:table-cell office:value-type="float" office:value="2.9616724738675959" table:formula="of:=[.E120]/[.C120]" table:style-name="ce1">
            <text:p>2,961672474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4.1580000000000004" table:style-name="ce17">
            <text:p>4,158</text:p>
          </table:table-cell>
          <table:table-cell office:value-type="float" office:value="7.0790000000000002E-3" table:formula="of:=ABS([.C121])*0.0005+0.005" table:style-name="ce12">
            <text:p>0,007</text:p>
          </table:table-cell>
          <table:table-cell office:value-type="float" office:value="12.31" table:style-name="ce16">
            <text:p>12,31</text:p>
          </table:table-cell>
          <table:table-cell office:value-type="float" office:value="8.1549999999999997E-2" table:formula="of:=ABS([.E121])*0.005+0.02" table:style-name="ce12">
            <text:p>0,082</text:p>
          </table:table-cell>
          <table:table-cell office:value-type="float" office:value="-2" table:formula="of:=-[.B121]/[.A121]" table:style-name="ce1">
            <text:p>-2</text:p>
          </table:table-cell>
          <table:table-cell office:value-type="float" office:value="2.9605579605579604" table:formula="of:=[.E121]/[.C121]" table:style-name="ce1">
            <text:p>2,960557961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4.3330000000000002" table:style-name="ce17">
            <text:p>4,333</text:p>
          </table:table-cell>
          <table:table-cell office:value-type="float" office:value="7.1665000000000001E-3" table:formula="of:=ABS([.C122])*0.0005+0.005" table:style-name="ce12">
            <text:p>0,007</text:p>
          </table:table-cell>
          <table:table-cell office:value-type="float" office:value="13.56" table:style-name="ce16">
            <text:p>13,56</text:p>
          </table:table-cell>
          <table:table-cell office:value-type="float" office:value="8.7800000000000003E-2" table:formula="of:=ABS([.E122])*0.005+0.02" table:style-name="ce12">
            <text:p>0,088</text:p>
          </table:table-cell>
          <table:table-cell office:value-type="float" office:value="-2" table:formula="of:=-[.B122]/[.A122]" table:style-name="ce1">
            <text:p>-2</text:p>
          </table:table-cell>
          <table:table-cell office:value-type="float" office:value="3.1294714978075238" table:formula="of:=[.E122]/[.C122]" table:style-name="ce1">
            <text:p>3,129471498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4.5819999999999999" table:style-name="ce17">
            <text:p>4,582</text:p>
          </table:table-cell>
          <table:table-cell office:value-type="float" office:value="7.2910000000000006E-3" table:formula="of:=ABS([.C123])*0.0005+0.005" table:style-name="ce12">
            <text:p>0,007</text:p>
          </table:table-cell>
          <table:table-cell office:value-type="float" office:value="14.09" table:style-name="ce16">
            <text:p>14,09</text:p>
          </table:table-cell>
          <table:table-cell office:value-type="float" office:value="9.0450000000000003E-2" table:formula="of:=ABS([.E123])*0.005+0.02" table:style-name="ce12">
            <text:p>0,090</text:p>
          </table:table-cell>
          <table:table-cell office:value-type="float" office:value="-2" table:formula="of:=-[.B123]/[.A123]" table:style-name="ce1">
            <text:p>-2</text:p>
          </table:table-cell>
          <table:table-cell office:value-type="float" office:value="3.0750763858577042" table:formula="of:=[.E123]/[.C123]" table:style-name="ce1">
            <text:p>3,075076386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4.806" table:style-name="ce17">
            <text:p>4,806</text:p>
          </table:table-cell>
          <table:table-cell office:value-type="float" office:value="7.4029999999999999E-3" table:formula="of:=ABS([.C124])*0.0005+0.005" table:style-name="ce12">
            <text:p>0,007</text:p>
          </table:table-cell>
          <table:table-cell office:value-type="float" office:value="14.09" table:style-name="ce16">
            <text:p>14,09</text:p>
          </table:table-cell>
          <table:table-cell office:value-type="float" office:value="9.0450000000000003E-2" table:formula="of:=ABS([.E124])*0.005+0.02" table:style-name="ce12">
            <text:p>0,090</text:p>
          </table:table-cell>
          <table:table-cell office:value-type="float" office:value="-2" table:formula="of:=-[.B124]/[.A124]" table:style-name="ce1">
            <text:p>-2</text:p>
          </table:table-cell>
          <table:table-cell office:value-type="float" office:value="2.9317519766957969" table:formula="of:=[.E124]/[.C124]" table:style-name="ce1">
            <text:p>2,931751977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6.7009999999999996" table:style-name="ce17">
            <text:p>6,701</text:p>
          </table:table-cell>
          <table:table-cell office:value-type="float" office:value="8.3505000000000003E-3" table:formula="of:=ABS([.C125])*0.0005+0.005" table:style-name="ce12">
            <text:p>0,008</text:p>
          </table:table-cell>
          <table:table-cell office:value-type="float" office:value="14.1" table:style-name="ce16">
            <text:p>14,10</text:p>
          </table:table-cell>
          <table:table-cell office:value-type="float" office:value="9.0499999999999997E-2" table:formula="of:=ABS([.E125])*0.005+0.02" table:style-name="ce12">
            <text:p>0,091</text:p>
          </table:table-cell>
          <table:table-cell office:value-type="float" office:value="-2" table:formula="of:=-[.B125]/[.A125]" table:style-name="ce1">
            <text:p>-2</text:p>
          </table:table-cell>
          <table:table-cell office:value-type="float" office:value="2.1041635576779587" table:formula="of:=[.E125]/[.C125]" table:style-name="ce1">
            <text:p>2,104163558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9.1050000000000004" table:style-name="ce17">
            <text:p>9,105</text:p>
          </table:table-cell>
          <table:table-cell office:value-type="float" office:value="9.5525000000000002E-3" table:formula="of:=ABS([.C126])*0.0005+0.005" table:style-name="ce12">
            <text:p>0,010</text:p>
          </table:table-cell>
          <table:table-cell office:value-type="float" office:value="14.1" table:style-name="ce16">
            <text:p>14,10</text:p>
          </table:table-cell>
          <table:table-cell office:value-type="float" office:value="9.0499999999999997E-2" table:formula="of:=ABS([.E126])*0.005+0.02" table:style-name="ce12">
            <text:p>0,091</text:p>
          </table:table-cell>
          <table:table-cell office:value-type="float" office:value="-2" table:formula="of:=-[.B126]/[.A126]" table:style-name="ce1">
            <text:p>-2</text:p>
          </table:table-cell>
          <table:table-cell office:value-type="float" office:value="1.5485996705107083" table:formula="of:=[.E126]/[.C126]" table:style-name="ce1">
            <text:p>1,548599671</text:p>
          </table:table-cell>
          <table:table-cell table:number-columns-repeated="16376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10.055" table:style-name="ce17">
            <text:p>10,055</text:p>
          </table:table-cell>
          <table:table-cell office:value-type="float" office:value="1.00275E-2" table:formula="of:=ABS([.C127])*0.0005+0.005" table:style-name="ce12">
            <text:p>0,010</text:p>
          </table:table-cell>
          <table:table-cell office:value-type="float" office:value="14.1" table:style-name="ce16">
            <text:p>14,10</text:p>
          </table:table-cell>
          <table:table-cell office:value-type="float" office:value="9.0499999999999997E-2" table:formula="of:=ABS([.E127])*0.005+0.02" table:style-name="ce12">
            <text:p>0,091</text:p>
          </table:table-cell>
          <table:table-cell office:value-type="float" office:value="-2" table:formula="of:=-[.B127]/[.A127]" table:style-name="ce1">
            <text:p>-2</text:p>
          </table:table-cell>
          <table:table-cell office:value-type="float" office:value="1.4022874191944306" table:formula="of:=[.E127]/[.C127]" table:style-name="ce1">
            <text:p>1,402287419</text:p>
          </table:table-cell>
          <table:table-cell table:number-columns-repeated="16376"/>
        </table:table-row>
        <table:table-row table:style-name="ro2">
          <table:table-cell office:value-type="float" office:value="10" table:style-name="ce18">
            <text:p>10</text:p>
          </table:table-cell>
          <table:table-cell office:value-type="float" office:value="20" table:style-name="ce18">
            <text:p>20</text:p>
          </table:table-cell>
          <table:table-cell office:value-type="float" office:value="12.02" table:style-name="ce19">
            <text:p>12,020</text:p>
          </table:table-cell>
          <table:table-cell office:value-type="float" office:value="1.1009999999999999E-2" table:formula="of:=ABS([.C128])*0.0005+0.005" table:style-name="ce12">
            <text:p>0,011</text:p>
          </table:table-cell>
          <table:table-cell office:value-type="float" office:value="14.1" table:style-name="ce20">
            <text:p>14,10</text:p>
          </table:table-cell>
          <table:table-cell office:value-type="float" office:value="9.0499999999999997E-2" table:formula="of:=ABS([.E128])*0.005+0.02" table:style-name="ce12">
            <text:p>0,091</text:p>
          </table:table-cell>
          <table:table-cell office:value-type="float" office:value="-2" table:formula="of:=-[.B128]/[.A128]" table:style-name="ce1">
            <text:p>-2</text:p>
          </table:table-cell>
          <table:table-cell office:value-type="float" office:value="1.1730449251247921" table:formula="of:=[.E128]/[.C128]" table:style-name="ce1">
            <text:p>1,173044925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11" table:style-name="ce1"/>
          <table:table-cell table:style-name="ce46"/>
          <table:table-cell table:number-columns-repeated="16372"/>
        </table:table-row>
        <table:table-row table:style-name="ro2">
          <table:table-cell office:value-type="string" table:style-name="ce4">
            <text:p>5.2.2. Pomiar rezystancji wejściowej wzmacniacza operacyjnego.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">
            <text:p>R<text:span text:style-name="T1">S2</text:span>/R<text:span text:style-name="T1">S3</text:span></text:p>
          </table:table-cell>
          <table:table-cell office:value-type="string" table:style-name="ce5">
            <text:p>R<text:span text:style-name="T1">L</text:span></text:p>
          </table:table-cell>
          <table:table-cell office:value-type="string" table:style-name="ce6">
            <text:p><text:s/>Napięcie wejściowe</text:p>
          </table:table-cell>
          <table:table-cell table:style-name="ce7"/>
          <table:table-cell office:value-type="string" table:style-name="ce8">
            <text:p><text:s/>Napięcie wyjściowe</text:p>
          </table:table-cell>
          <table:table-cell table:style-name="ce9"/>
          <table:table-cell table:number-columns-repeated="16378" table:style-name="ce1"/>
        </table:table-row>
        <table:table-row table:style-name="ro2">
          <table:table-cell office:value-type="string" table:style-name="ce10">
            <text:p>[kΩ]</text:p>
          </table:table-cell>
          <table:table-cell office:value-type="string" table:style-name="ce10">
            <text:p>[kΩ]</text:p>
          </table:table-cell>
          <table:table-cell office:value-type="string" table:style-name="ce5">
            <text:p>U<text:span text:style-name="T1">WE</text:span><text:s/>[V]</text:p>
          </table:table-cell>
          <table:table-cell office:value-type="string" table:style-name="ce5">
            <text:p>ΔU<text:span text:style-name="T1">WE</text:span><text:s/>[V]</text:p>
          </table:table-cell>
          <table:table-cell office:value-type="string" table:style-name="ce5">
            <text:p>U<text:span text:style-name="T1">WY</text:span><text:s/>[V]</text:p>
          </table:table-cell>
          <table:table-cell office:value-type="string" table:style-name="ce5">
            <text:p>ΔU<text:span text:style-name="T1">WY</text:span><text:s/>[V]</text:p>
          </table:table-cell>
          <table:table-cell office:value-type="string" table:style-name="ce1">
            <text:p>RWE</text:p>
          </table:table-cell>
          <table:table-cell office:value-type="string" table:style-name="ce21">
            <text:p>∆RWE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/y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-</text:p>
          </table:table-cell>
          <table:table-cell office:value-type="string" table:style-name="ce23">
            <text:p>∞</text:p>
          </table:table-cell>
          <table:table-cell office:value-type="float" office:value="3.0339999999999998" table:style-name="ce12">
            <text:p>3,034</text:p>
          </table:table-cell>
          <table:table-cell office:value-type="float" office:value="6.5170000000000002E-3" table:formula="of:=ABS([.C135])*0.0005+0.005" table:style-name="ce12">
            <text:p>0,007</text:p>
          </table:table-cell>
          <table:table-cell office:value-type="float" office:value="8.99" table:style-name="ce13">
            <text:p>8,99</text:p>
          </table:table-cell>
          <table:table-cell office:value-type="float" office:value="6.4950000000000008E-2" table:formula="of:=ABS([.E135])*0.005+0.02" table:style-name="ce12">
            <text:p>0,065</text:p>
          </table:table-cell>
          <table:table-cell table:number-columns-repeated="16378" table:style-name="ce1"/>
        </table:table-row>
        <table:table-row table:style-name="ro2">
          <table:table-cell office:value-type="float" office:value="300" table:style-name="ce33">
            <text:p>300</text:p>
          </table:table-cell>
          <table:table-cell office:value-type="string" table:style-name="ce34">
            <text:p>∞</text:p>
          </table:table-cell>
          <table:table-cell office:value-type="float" office:value="3.0339999999999998" table:style-name="ce17">
            <text:p>3,034</text:p>
          </table:table-cell>
          <table:table-cell office:value-type="float" office:value="6.5170000000000002E-3" table:formula="of:=ABS([.C136])*0.0005+0.005" table:style-name="ce12">
            <text:p>0,007</text:p>
          </table:table-cell>
          <table:table-cell office:value-type="float" office:value="8.98" table:style-name="ce16">
            <text:p>8,98</text:p>
          </table:table-cell>
          <table:table-cell office:value-type="float" office:value="6.4899999999999999E-2" table:formula="of:=ABS([.E136])*0.005+0.02" table:style-name="ce12">
            <text:p>0,065</text:p>
          </table:table-cell>
          <table:table-cell office:value-type="float" office:value="-301.00334448160532" table:formula="of:=[.A136]/(([.E136]/([.E136]*[.A136]))-1)" table:style-name="ce1">
            <text:p>-301,0033445</text:p>
          </table:table-cell>
          <table:table-cell office:value-type="float" office:value="1.7430618728447405" table:formula="of:=[.A136]/POWER(([.C136]/[.E136]) - 1;2)*(1/[.E136])*(SQRT(POWER([.D136];2)+POWER([.C136]/[.E136];2)*POWER([.F136];2)))" table:style-name="ce1">
            <text:p>1,743061873</text:p>
          </table:table-cell>
          <table:table-cell table:style-name="ce1"/>
          <table:table-cell office:value-type="float" office:value="8.98" table:formula="of:=[.E136]" table:style-name="ce25">
            <text:p>8,98</text:p>
          </table:table-cell>
          <table:table-cell office:value-type="float" office:value="2694" table:formula="of:=[.E136]*[.A136]" table:style-name="ce1">
            <text:p>2694</text:p>
          </table:table-cell>
          <table:table-cell office:value-type="float" office:value="3.3333333333333335E-3" table:formula="of:=[.J136]/[.K136]" table:style-name="ce1">
            <text:p>0,003333333</text:p>
          </table:table-cell>
          <table:table-cell table:number-columns-repeated="16372"/>
        </table:table-row>
        <table:table-row table:style-name="ro2">
          <table:table-cell office:value-type="float" office:value="10000" table:style-name="ce35">
            <text:p>10000</text:p>
          </table:table-cell>
          <table:table-cell office:value-type="string" table:style-name="ce24">
            <text:p>∞</text:p>
          </table:table-cell>
          <table:table-cell office:value-type="float" office:value="3.0339999999999998" table:style-name="ce19">
            <text:p>3,034</text:p>
          </table:table-cell>
          <table:table-cell office:value-type="float" office:value="6.5170000000000002E-3" table:formula="of:=ABS([.C137])*0.0005+0.005" table:style-name="ce12">
            <text:p>0,007</text:p>
          </table:table-cell>
          <table:table-cell office:value-type="float" office:value="8.74" table:style-name="ce20">
            <text:p>8,74</text:p>
          </table:table-cell>
          <table:table-cell office:value-type="float" office:value="6.3700000000000007E-2" table:formula="of:=ABS([.E137])*0.005+0.02" table:style-name="ce12">
            <text:p>0,064</text:p>
          </table:table-cell>
          <table:table-cell office:value-type="float" office:value="-10001.00010001" table:formula="of:=[.A137]/(([.E137]/([.E137]*[.A137]))-1)" table:style-name="ce1">
            <text:p>-10001,0001</text:p>
          </table:table-cell>
          <table:table-cell office:value-type="float" office:value="61.883919997111065" table:formula="of:=[.A137]/POWER(([.C137]/[.E137]) - 1;2)*(1/[.E137])*(SQRT(POWER([.D137];2)+POWER([.C137]/[.E137];2)*POWER([.F137];2)))" table:style-name="ce1">
            <text:p>61,88392</text:p>
          </table:table-cell>
          <table:table-cell table:style-name="ce1"/>
          <table:table-cell office:value-type="float" office:value="8.74" table:formula="of:=[.E137]" table:style-name="ce25">
            <text:p>8,74</text:p>
          </table:table-cell>
          <table:table-cell office:value-type="float" office:value="87400" table:formula="of:=[.E137]*[.A137]" table:style-name="ce1">
            <text:p>87400</text:p>
          </table:table-cell>
          <table:table-cell office:value-type="float" office:value="1E-4" table:formula="of:=[.J137]/[.K137]" table:style-name="ce1">
            <text:p>0,0001</text:p>
          </table:table-cell>
          <table:table-cell table:number-columns-repeated="16372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4">
            <text:p>5.2.3. Pomiar rezystancji wyjściowej wzmacniacza operacyjneg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6">
            <text:p>R<text:span text:style-name="T1">S2</text:span>/R<text:span text:style-name="T1">S3</text:span></text:p>
          </table:table-cell>
          <table:table-cell office:value-type="string" table:style-name="ce5">
            <text:p>R<text:span text:style-name="T1">L</text:span></text:p>
          </table:table-cell>
          <table:table-cell office:value-type="string" table:style-name="ce6">
            <text:p><text:s/>Napięcie wejściowe</text:p>
          </table:table-cell>
          <table:table-cell table:style-name="ce7"/>
          <table:table-cell office:value-type="string" table:style-name="ce8">
            <text:p><text:s/>Napięcie wyjściowe</text:p>
          </table:table-cell>
          <table:table-cell table:style-name="ce9"/>
          <table:table-cell table:number-columns-repeated="16378" table:style-name="ce1"/>
        </table:table-row>
        <table:table-row table:style-name="ro2">
          <table:table-cell office:value-type="string" table:style-name="ce10">
            <text:p>[kΩ]</text:p>
          </table:table-cell>
          <table:table-cell office:value-type="string" table:style-name="ce10">
            <text:p>[kΩ]</text:p>
          </table:table-cell>
          <table:table-cell office:value-type="string" table:style-name="ce5">
            <text:p>U<text:span text:style-name="T1">WE</text:span><text:s/>[V]</text:p>
          </table:table-cell>
          <table:table-cell office:value-type="string" table:style-name="ce5">
            <text:p>ΔU<text:span text:style-name="T1">WE</text:span><text:s/>[V]</text:p>
          </table:table-cell>
          <table:table-cell office:value-type="string" table:style-name="ce5">
            <text:p>U<text:span text:style-name="T1">WY</text:span><text:s/>[V]</text:p>
          </table:table-cell>
          <table:table-cell office:value-type="string" table:style-name="ce5">
            <text:p>ΔU<text:span text:style-name="T1">WY</text:span><text:s/>[V]</text:p>
          </table:table-cell>
          <table:table-cell office:value-type="string" table:style-name="ce1">
            <text:p>RWY</text:p>
          </table:table-cell>
          <table:table-cell office:value-type="string" table:style-name="ce21">
            <text:p>∆RWY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z</text:p>
          </table:table-cell>
          <table:table-cell office:value-type="string" table:style-name="ce1">
            <text:p>x/z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-</text:p>
          </table:table-cell>
          <table:table-cell office:value-type="string" table:style-name="ce23">
            <text:p>∞</text:p>
          </table:table-cell>
          <table:table-cell office:value-type="float" office:value="4.0599999999999996" table:style-name="ce12">
            <text:p>4,060</text:p>
          </table:table-cell>
          <table:table-cell office:value-type="float" office:value="7.0299999999999998E-3" table:formula="of:=ABS([.C144])*0.0005+0.005" table:style-name="ce12">
            <text:p>0,007</text:p>
          </table:table-cell>
          <table:table-cell office:value-type="float" office:value="12.02" table:style-name="ce13">
            <text:p>12,02</text:p>
          </table:table-cell>
          <table:table-cell office:value-type="float" office:value="8.0100000000000005E-2" table:formula="of:=ABS([.E144])*0.005+0.02" table:style-name="ce12">
            <text:p>0,08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6">
            <text:p>-</text:p>
          </table:table-cell>
          <table:table-cell office:value-type="float" office:value="20" table:style-name="ce14">
            <text:p>20</text:p>
          </table:table-cell>
          <table:table-cell office:value-type="float" office:value="4.0599999999999996" table:style-name="ce17">
            <text:p>4,060</text:p>
          </table:table-cell>
          <table:table-cell office:value-type="float" office:value="7.0299999999999998E-3" table:formula="of:=ABS([.C145])*0.0005+0.005" table:style-name="ce12">
            <text:p>0,007</text:p>
          </table:table-cell>
          <table:table-cell office:value-type="float" office:value="12.02" table:style-name="ce16">
            <text:p>12,02</text:p>
          </table:table-cell>
          <table:table-cell office:value-type="float" office:value="8.0100000000000005E-2" table:formula="of:=ABS([.E145])*0.005+0.02" table:style-name="ce12">
            <text:p>0,080</text:p>
          </table:table-cell>
          <table:table-cell office:value-type="float" office:value="-19" table:formula="of:=[.B145]*(([.E145]/([.E145]*[.B145]))-1)" table:style-name="ce1">
            <text:p>-19</text:p>
          </table:table-cell>
          <table:table-cell office:value-type="float" office:value="4.65121776388287E-2" table:formula="of:=[.B145]*(1/[.E145])*SQRT(POWER([.D145];2)+POWER([.C145]/[.E145];2)*POWER([.F145];2))" table:style-name="ce1">
            <text:p>0,046512178</text:p>
          </table:table-cell>
          <table:table-cell table:style-name="ce1"/>
          <table:table-cell office:value-type="float" office:value="12.02" table:formula="of:=[.E145]" table:style-name="ce25">
            <text:p>12,02</text:p>
          </table:table-cell>
          <table:table-cell office:value-type="float" office:value="240.39999999999998" table:formula="of:=[.E145]*[.B145]" table:style-name="ce1">
            <text:p>240,4</text:p>
          </table:table-cell>
          <table:table-cell office:value-type="float" office:value="0.05" table:formula="of:=[.J145]/[.K145]" table:style-name="ce1">
            <text:p>0,05</text:p>
          </table:table-cell>
          <table:table-cell table:number-columns-repeated="16372"/>
        </table:table-row>
        <table:table-row table:style-name="ro2">
          <table:table-cell office:value-type="string" table:style-name="ce26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4.0599999999999996" table:style-name="ce17">
            <text:p>4,060</text:p>
          </table:table-cell>
          <table:table-cell office:value-type="float" office:value="7.0299999999999998E-3" table:formula="of:=ABS([.C146])*0.0005+0.005" table:style-name="ce12">
            <text:p>0,007</text:p>
          </table:table-cell>
          <table:table-cell office:value-type="float" office:value="12.02" table:style-name="ce16">
            <text:p>12,02</text:p>
          </table:table-cell>
          <table:table-cell office:value-type="float" office:value="8.0100000000000005E-2" table:formula="of:=ABS([.E146])*0.005+0.02" table:style-name="ce12">
            <text:p>0,080</text:p>
          </table:table-cell>
          <table:table-cell office:value-type="float" office:value="-9" table:formula="of:=[.B146]*(([.E146]/([.E146]*[.B146]))-1)" table:style-name="ce1">
            <text:p>-9</text:p>
          </table:table-cell>
          <table:table-cell office:value-type="float" office:value="2.325608881941435E-2" table:formula="of:=[.B146]*(1/[.E146])*SQRT(POWER([.D146];2)+POWER([.C146]/[.E146];2)*POWER([.F146];2))" table:style-name="ce1">
            <text:p>0,023256089</text:p>
          </table:table-cell>
          <table:table-cell table:style-name="ce1"/>
          <table:table-cell office:value-type="float" office:value="12.02" table:formula="of:=[.E146]" table:style-name="ce25">
            <text:p>12,02</text:p>
          </table:table-cell>
          <table:table-cell office:value-type="float" office:value="120.19999999999999" table:formula="of:=[.E146]*[.B146]" table:style-name="ce1">
            <text:p>120,2</text:p>
          </table:table-cell>
          <table:table-cell office:value-type="float" office:value="0.1" table:formula="of:=[.J146]/[.K146]" table:style-name="ce1">
            <text:p>0,1</text:p>
          </table:table-cell>
          <table:table-cell table:number-columns-repeated="16372"/>
        </table:table-row>
        <table:table-row table:style-name="ro2">
          <table:table-cell office:value-type="string" table:style-name="ce26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4.0599999999999996" table:style-name="ce17">
            <text:p>4,060</text:p>
          </table:table-cell>
          <table:table-cell office:value-type="float" office:value="7.0299999999999998E-3" table:formula="of:=ABS([.C147])*0.0005+0.005" table:style-name="ce12">
            <text:p>0,007</text:p>
          </table:table-cell>
          <table:table-cell office:value-type="float" office:value="12.02" table:style-name="ce16">
            <text:p>12,02</text:p>
          </table:table-cell>
          <table:table-cell office:value-type="float" office:value="8.0100000000000005E-2" table:formula="of:=ABS([.E147])*0.005+0.02" table:style-name="ce12">
            <text:p>0,080</text:p>
          </table:table-cell>
          <table:table-cell office:value-type="float" office:value="-4" table:formula="of:=[.B147]*(([.E147]/([.E147]*[.B147]))-1)" table:style-name="ce1">
            <text:p>-4</text:p>
          </table:table-cell>
          <table:table-cell office:value-type="float" office:value="1.1628044409707175E-2" table:formula="of:=[.B147]*(1/[.E147])*SQRT(POWER([.D147];2)+POWER([.C147]/[.E147];2)*POWER([.F147];2))" table:style-name="ce1">
            <text:p>0,011628044</text:p>
          </table:table-cell>
          <table:table-cell table:style-name="ce1"/>
          <table:table-cell office:value-type="float" office:value="12.02" table:formula="of:=[.E147]" table:style-name="ce25">
            <text:p>12,02</text:p>
          </table:table-cell>
          <table:table-cell office:value-type="float" office:value="60.099999999999994" table:formula="of:=[.E147]*[.B147]" table:style-name="ce1">
            <text:p>60,1</text:p>
          </table:table-cell>
          <table:table-cell office:value-type="float" office:value="0.2" table:formula="of:=[.J147]/[.K147]" table:style-name="ce1">
            <text:p>0,2</text:p>
          </table:table-cell>
          <table:table-cell table:number-columns-repeated="16372"/>
        </table:table-row>
        <table:table-row table:style-name="ro2">
          <table:table-cell office:value-type="string" table:style-name="ce27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4.0599999999999996" table:style-name="ce19">
            <text:p>4,060</text:p>
          </table:table-cell>
          <table:table-cell office:value-type="float" office:value="7.0299999999999998E-3" table:formula="of:=ABS([.C148])*0.0005+0.005" table:style-name="ce12">
            <text:p>0,007</text:p>
          </table:table-cell>
          <table:table-cell office:value-type="float" office:value="12.02" table:style-name="ce20">
            <text:p>12,02</text:p>
          </table:table-cell>
          <table:table-cell office:value-type="float" office:value="8.0100000000000005E-2" table:formula="of:=ABS([.E148])*0.005+0.02" table:style-name="ce12">
            <text:p>0,080</text:p>
          </table:table-cell>
          <table:table-cell office:value-type="float" office:value="-1" table:formula="of:=[.B148]*(([.E148]/([.E148]*[.B148]))-1)" table:style-name="ce1">
            <text:p>-1</text:p>
          </table:table-cell>
          <table:table-cell office:value-type="float" office:value="4.6512177638828693E-3" table:formula="of:=[.B148]*(1/[.E148])*SQRT(POWER([.D148];2)+POWER([.C148]/[.E148];2)*POWER([.F148];2))" table:style-name="ce1">
            <text:p>0,004651218</text:p>
          </table:table-cell>
          <table:table-cell table:style-name="ce1"/>
          <table:table-cell office:value-type="float" office:value="12.02" table:formula="of:=[.E148]" table:style-name="ce25">
            <text:p>12,02</text:p>
          </table:table-cell>
          <table:table-cell office:value-type="float" office:value="24.04" table:formula="of:=[.E148]*[.B148]" table:style-name="ce1">
            <text:p>24,04</text:p>
          </table:table-cell>
          <table:table-cell office:value-type="float" office:value="0.5" table:formula="of:=[.J148]/[.K148]" table:style-name="ce1">
            <text:p>0,5</text:p>
          </table:table-cell>
          <table:table-cell table:number-columns-repeated="16372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4">
            <text:p>5.2.4. Pomiar pasma przenoszenia wzmacniacza operacyjnego</text:p>
          </table:table-cell>
          <table:table-cell table:number-columns-repeated="10" table:style-name="ce1"/>
          <table:table-cell table:style-name="ce1">
            <draw:frame draw:z-index="5" draw:id="id4" draw:style-name="a4" draw:name="Wykres 7" svg:x="0.22917in" svg:y="0.07292in" svg:width="6.5in" svg:height="3.5416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Z<text:span text:style-name="T1">1</text:span><text:span text:style-name="T2"><text:s/>= 5 kΩ, Z</text:span><text:span text:style-name="T1">2</text:span><text:span text:style-name="T2"><text:s/>= 50 kΩ</text:span></text:p>
          </table:table-cell>
          <table:table-cell table:number-columns-repeated="6" table:style-name="ce1"/>
          <table:table-cell office:value-type="string" table:style-name="ce32">
            <text:p>Uwaga: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string" table:style-name="ce32">
            <text:p>napięcia U<text:span text:style-name="T1">WE</text:span><text:span text:style-name="T2"><text:s/>i U</text:span><text:span text:style-name="T1">WY</text:span><text:span text:style-name="T2"><text:s/>zmierzone jako międzyszczytowe.</text:span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f</text:p>
          </table:table-cell>
          <table:table-cell office:value-type="string" table:style-name="ce5">
            <text:p>U<text:span text:style-name="T1">WE</text:span></text:p>
          </table:table-cell>
          <table:table-cell office:value-type="string" table:style-name="ce5">
            <text:p>U<text:span text:style-name="T1">WY</text:span></text:p>
          </table:table-cell>
          <table:table-cell office:value-type="string" table:style-name="ce1">
            <text:p>K<text:span text:style-name="T3">u</text:span><text:span text:style-name="T4">tA</text:span></text:p>
          </table:table-cell>
          <table:table-cell office:value-type="string" table:style-name="ce1">
            <text:p>K<text:span text:style-name="T3">u</text:span><text:span text:style-name="T4">A</text:span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0">
            <text:p>[kHz]</text:p>
          </table:table-cell>
          <table:table-cell office:value-type="string" table:style-name="ce5">
            <text:p>[V]</text:p>
          </table:table-cell>
          <table:table-cell office:value-type="string" table:style-name="ce5">
            <text:p>[V]</text:p>
          </table:table-cell>
          <table:table-cell office:value-type="string" table:style-name="ce1">
            <text:p>[dB]</text:p>
          </table:table-cell>
          <table:table-cell office:value-type="string" table:style-name="ce1">
            <text:p>[dB]</text:p>
          </table:table-cell>
          <table:table-cell table:number-columns-repeated="16379" table:style-name="ce1"/>
        </table:table-row>
        <table:table-row table:style-name="ro2">
          <table:table-cell office:value-type="float" office:value="0.29899999999999999" table:style-name="ce29">
            <text:p>0,2990</text:p>
          </table:table-cell>
          <table:table-cell office:value-type="float" office:value="152" table:style-name="ce11">
            <text:p>152</text:p>
          </table:table-cell>
          <table:table-cell office:value-type="float" office:value="1500" table:style-name="ce11">
            <text:p>1500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19.884953422218175" table:formula="of:=20*LOG10(ABS([.C157]/[.B157]) )" table:style-name="ce1">
            <text:p>19,88495342</text:p>
          </table:table-cell>
          <table:table-cell table:number-columns-repeated="16379" table:style-name="ce1"/>
        </table:table-row>
        <table:table-row table:style-name="ro2">
          <table:table-cell office:value-type="float" office:value="117.2" table:style-name="ce30">
            <text:p>117,2</text:p>
          </table:table-cell>
          <table:table-cell office:value-type="float" office:value="152" table:style-name="ce14">
            <text:p>152</text:p>
          </table:table-cell>
          <table:table-cell office:value-type="float" office:value="720" table:style-name="ce14">
            <text:p>720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13.509778169729918" table:formula="of:=20*LOG10(ABS([.C158]/[.B158]) )" table:style-name="ce1">
            <text:p>13,50977817</text:p>
          </table:table-cell>
          <table:table-cell table:number-columns-repeated="16379" table:style-name="ce1"/>
        </table:table-row>
        <table:table-row table:style-name="ro2">
          <table:table-cell office:value-type="float" office:value="176.7" table:style-name="ce30">
            <text:p>176,7</text:p>
          </table:table-cell>
          <table:table-cell office:value-type="float" office:value="148" table:style-name="ce14">
            <text:p>148</text:p>
          </table:table-cell>
          <table:table-cell office:value-type="float" office:value="504" table:style-name="ce14">
            <text:p>504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10.643376421011357" table:formula="of:=20*LOG10(ABS([.C159]/[.B159]) )" table:style-name="ce1">
            <text:p>10,64337642</text:p>
          </table:table-cell>
          <table:table-cell table:number-columns-repeated="16379" table:style-name="ce1"/>
        </table:table-row>
        <table:table-row table:style-name="ro2">
          <table:table-cell office:value-type="float" office:value="245.6" table:style-name="ce30">
            <text:p>245,6</text:p>
          </table:table-cell>
          <table:table-cell office:value-type="float" office:value="148" table:style-name="ce14">
            <text:p>148</text:p>
          </table:table-cell>
          <table:table-cell office:value-type="float" office:value="354" table:style-name="ce14">
            <text:p>354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7.5748309326166101" table:formula="of:=20*LOG10(ABS([.C160]/[.B160]) )" table:style-name="ce1">
            <text:p>7,574830933</text:p>
          </table:table-cell>
          <table:table-cell table:number-columns-repeated="16379" table:style-name="ce1"/>
        </table:table-row>
        <table:table-row table:style-name="ro2">
          <table:table-cell office:value-type="float" office:value="297.10000000000002" table:style-name="ce30">
            <text:p>297,1</text:p>
          </table:table-cell>
          <table:table-cell office:value-type="float" office:value="150" table:style-name="ce14">
            <text:p>150</text:p>
          </table:table-cell>
          <table:table-cell office:value-type="float" office:value="304" table:style-name="ce14">
            <text:p>304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6.1356464910614505" table:formula="of:=20*LOG10(ABS([.C161]/[.B161]) )" table:style-name="ce1">
            <text:p>6,135646491</text:p>
          </table:table-cell>
          <table:table-cell table:number-columns-repeated="16379" table:style-name="ce1"/>
        </table:table-row>
        <table:table-row table:style-name="ro2">
          <table:table-cell office:value-type="float" office:value="364" table:style-name="ce30">
            <text:p>364,0</text:p>
          </table:table-cell>
          <table:table-cell office:value-type="float" office:value="150" table:style-name="ce14">
            <text:p>150</text:p>
          </table:table-cell>
          <table:table-cell office:value-type="float" office:value="244" table:style-name="ce14">
            <text:p>244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4.2259713456609642" table:formula="of:=20*LOG10(ABS([.C162]/[.B162]) )" table:style-name="ce1">
            <text:p>4,225971346</text:p>
          </table:table-cell>
          <table:table-cell table:number-columns-repeated="16379" table:style-name="ce1"/>
        </table:table-row>
        <table:table-row table:style-name="ro2">
          <table:table-cell office:value-type="float" office:value="466.1" table:style-name="ce30">
            <text:p>466,1</text:p>
          </table:table-cell>
          <table:table-cell office:value-type="float" office:value="150" table:style-name="ce14">
            <text:p>150</text:p>
          </table:table-cell>
          <table:table-cell office:value-type="float" office:value="180" table:style-name="ce14">
            <text:p>180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1.5836249209524964" table:formula="of:=20*LOG10(ABS([.C163]/[.B163]) )" table:style-name="ce1">
            <text:p>1,583624921</text:p>
          </table:table-cell>
          <table:table-cell table:number-columns-repeated="16379" table:style-name="ce1"/>
        </table:table-row>
        <table:table-row table:style-name="ro2">
          <table:table-cell office:value-type="float" office:value="496.5" table:style-name="ce30">
            <text:p>496,5</text:p>
          </table:table-cell>
          <table:table-cell office:value-type="float" office:value="150" table:style-name="ce14">
            <text:p>150</text:p>
          </table:table-cell>
          <table:table-cell office:value-type="float" office:value="176" table:style-name="ce14">
            <text:p>176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1.3884281751693717" table:formula="of:=20*LOG10(ABS([.C164]/[.B164]) )" table:style-name="ce1">
            <text:p>1,388428175</text:p>
          </table:table-cell>
          <table:table-cell table:number-columns-repeated="16379" table:style-name="ce1"/>
        </table:table-row>
        <table:table-row table:style-name="ro2">
          <table:table-cell office:value-type="float" office:value="576" table:style-name="ce31">
            <text:p>576,0</text:p>
          </table:table-cell>
          <table:table-cell office:value-type="float" office:value="150" table:style-name="ce18">
            <text:p>150</text:p>
          </table:table-cell>
          <table:table-cell office:value-type="float" office:value="148" table:style-name="ce18">
            <text:p>148</text:p>
          </table:table-cell>
          <table:table-cell office:value-type="float" office:value="20" table:formula="of:=20*LOG10(ABS(50/5) )" table:style-name="ce1">
            <text:p>20</text:p>
          </table:table-cell>
          <table:table-cell office:value-type="float" office:value="-0.11659087321447688" table:formula="of:=20*LOG10(ABS([.C165]/[.B165]) )" table:style-name="ce1">
            <text:p>-0,116590873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4">
            <text:p>5.2.5. Pomiar wsp. wzmocnienia wzmacniacza operacyjnego dla zmiennych napięć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">
            <text:p>Z<text:span text:style-name="T1">1</text:span></text:p>
          </table:table-cell>
          <table:table-cell office:value-type="string" table:style-name="ce5">
            <text:p>Z<text:span text:style-name="T1">2</text:span></text:p>
          </table:table-cell>
          <table:table-cell office:value-type="string" table:style-name="ce5">
            <text:p>U<text:span text:style-name="T1">WE</text:span></text:p>
          </table:table-cell>
          <table:table-cell office:value-type="string" table:style-name="ce5">
            <text:p>U<text:span text:style-name="T1">WY</text:span></text:p>
          </table:table-cell>
          <table:table-cell office:value-type="string" table:style-name="ce1">
            <text:p>K<text:span text:style-name="T3">u</text:span><text:span text:style-name="T4">t</text:span></text:p>
          </table:table-cell>
          <table:table-cell office:value-type="string" table:style-name="ce1">
            <text:p>K<text:span text:style-name="T3">u</text:span></text:p>
          </table:table-cell>
          <table:table-cell table:number-columns-repeated="2" table:style-name="ce1"/>
          <table:table-cell office:value-type="string" table:style-name="ce32">
            <text:p>Uwaga:</text:p>
          </table:table-cell>
          <table:table-cell table:number-columns-repeated="16375"/>
        </table:table-row>
        <table:table-row table:style-name="ro2">
          <table:table-cell office:value-type="string" table:style-name="ce10">
            <text:p>[kΩ]</text:p>
          </table:table-cell>
          <table:table-cell office:value-type="string" table:style-name="ce10">
            <text:p>[kΩ]</text:p>
          </table:table-cell>
          <table:table-cell office:value-type="string" table:style-name="ce5">
            <text:p>[V]</text:p>
          </table:table-cell>
          <table:table-cell office:value-type="string" table:style-name="ce5">
            <text:p>[V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2" table:style-name="ce1"/>
          <table:table-cell office:value-type="string" table:style-name="ce32">
            <text:p>napięcia U<text:span text:style-name="T1">WE</text:span><text:span text:style-name="T2"><text:s/>i U</text:span><text:span text:style-name="T1">WY</text:span><text:span text:style-name="T2"><text:s/>zmierzone jako międzyszczytowe.</text:span></text:p>
          </table:table-cell>
          <table:table-cell table:number-columns-repeated="1637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10" table:style-name="ce11">
            <text:p>10</text:p>
          </table:table-cell>
          <table:table-cell office:value-type="float" office:value="146" table:style-name="ce11">
            <text:p>146</text:p>
          </table:table-cell>
          <table:table-cell office:value-type="float" office:value="408" table:style-name="ce11">
            <text:p>408</text:p>
          </table:table-cell>
          <table:table-cell office:value-type="float" office:value="2" table:formula="of:=[.B172]/[.A172]" table:style-name="ce1">
            <text:p>2</text:p>
          </table:table-cell>
          <table:table-cell office:value-type="float" office:value="2.7945205479452055" table:formula="of:=[.D172]/[.C172]" table:style-name="ce1">
            <text:p>2,794520548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148" table:style-name="ce14">
            <text:p>148</text:p>
          </table:table-cell>
          <table:table-cell office:value-type="float" office:value="408" table:style-name="ce14">
            <text:p>408</text:p>
          </table:table-cell>
          <table:table-cell office:value-type="float" office:value="2" table:formula="of:=[.B173]/[.A173]" table:style-name="ce1">
            <text:p>2</text:p>
          </table:table-cell>
          <table:table-cell office:value-type="float" office:value="2.7567567567567566" table:formula="of:=[.D173]/[.C173]" table:style-name="ce1">
            <text:p>2,756756757</text:p>
          </table:table-cell>
          <table:table-cell table:number-columns-repeated="16378" table:style-name="ce1"/>
        </table:table-row>
        <table:table-row table:style-name="ro2">
          <table:table-cell office:value-type="float" office:value="15" table:style-name="ce14">
            <text:p>15</text:p>
          </table:table-cell>
          <table:table-cell office:value-type="float" office:value="50" table:style-name="ce14">
            <text:p>50</text:p>
          </table:table-cell>
          <table:table-cell office:value-type="float" office:value="146" table:style-name="ce14">
            <text:p>146</text:p>
          </table:table-cell>
          <table:table-cell office:value-type="float" office:value="600" table:style-name="ce14">
            <text:p>600</text:p>
          </table:table-cell>
          <table:table-cell office:value-type="float" office:value="3.3333333333333335" table:formula="of:=[.B174]/[.A174]" table:style-name="ce1">
            <text:p>3,333333333</text:p>
          </table:table-cell>
          <table:table-cell office:value-type="float" office:value="4.1095890410958908" table:formula="of:=[.D174]/[.C174]" table:style-name="ce1">
            <text:p>4,109589041</text:p>
          </table:table-cell>
          <table:table-cell table:number-columns-repeated="16378" table:style-name="ce1"/>
        </table:table-row>
        <table:table-row table:style-name="ro2">
          <table:table-cell office:value-type="float" office:value="25" table:style-name="ce14">
            <text:p>25</text:p>
          </table:table-cell>
          <table:table-cell office:value-type="float" office:value="20" table:style-name="ce14">
            <text:p>20</text:p>
          </table:table-cell>
          <table:table-cell office:value-type="float" office:value="146" table:style-name="ce14">
            <text:p>146</text:p>
          </table:table-cell>
          <table:table-cell office:value-type="float" office:value="252" table:style-name="ce14">
            <text:p>252</text:p>
          </table:table-cell>
          <table:table-cell office:value-type="float" office:value="0.8" table:formula="of:=[.B175]/[.A175]" table:style-name="ce1">
            <text:p>0,8</text:p>
          </table:table-cell>
          <table:table-cell office:value-type="float" office:value="1.726027397260274" table:formula="of:=[.D175]/[.C175]" table:style-name="ce1">
            <text:p>1,726027397</text:p>
          </table:table-cell>
          <table:table-cell table:number-columns-repeated="16378" table:style-name="ce1"/>
        </table:table-row>
        <table:table-row table:style-name="ro2">
          <table:table-cell office:value-type="float" office:value="25" table:style-name="ce14">
            <text:p>25</text:p>
          </table:table-cell>
          <table:table-cell office:value-type="float" office:value="10" table:style-name="ce14">
            <text:p>10</text:p>
          </table:table-cell>
          <table:table-cell office:value-type="float" office:value="148" table:style-name="ce14">
            <text:p>148</text:p>
          </table:table-cell>
          <table:table-cell office:value-type="float" office:value="200" table:style-name="ce14">
            <text:p>200</text:p>
          </table:table-cell>
          <table:table-cell office:value-type="float" office:value="0.4" table:formula="of:=[.B176]/[.A176]" table:style-name="ce1">
            <text:p>0,4</text:p>
          </table:table-cell>
          <table:table-cell office:value-type="float" office:value="1.3513513513513513" table:formula="of:=[.D176]/[.C176]" table:style-name="ce1">
            <text:p>1,351351351</text:p>
          </table:table-cell>
          <table:table-cell table:number-columns-repeated="16378" table:style-name="ce1"/>
        </table:table-row>
        <table:table-row table:style-name="ro2">
          <table:table-cell office:value-type="float" office:value="15" table:style-name="ce14">
            <text:p>15</text:p>
          </table:table-cell>
          <table:table-cell office:value-type="float" office:value="100" table:style-name="ce14">
            <text:p>100</text:p>
          </table:table-cell>
          <table:table-cell office:value-type="float" office:value="154" table:style-name="ce14">
            <text:p>154</text:p>
          </table:table-cell>
          <table:table-cell office:value-type="float" office:value="1100" table:style-name="ce14">
            <text:p>1100</text:p>
          </table:table-cell>
          <table:table-cell office:value-type="float" office:value="6.666666666666667" table:formula="of:=[.B177]/[.A177]" table:style-name="ce1">
            <text:p>6,666666667</text:p>
          </table:table-cell>
          <table:table-cell office:value-type="float" office:value="7.1428571428571432" table:formula="of:=[.D177]/[.C177]" table:style-name="ce1">
            <text:p>7,142857143</text:p>
          </table:table-cell>
          <table:table-cell table:number-columns-repeated="16378"/>
        </table:table-row>
        <table:table-row table:style-name="ro2">
          <table:table-cell office:value-type="float" office:value="30" table:style-name="ce14">
            <text:p>30</text:p>
          </table:table-cell>
          <table:table-cell office:value-type="float" office:value="100" table:style-name="ce14">
            <text:p>100</text:p>
          </table:table-cell>
          <table:table-cell office:value-type="float" office:value="150" table:style-name="ce14">
            <text:p>150</text:p>
          </table:table-cell>
          <table:table-cell office:value-type="float" office:value="616" table:style-name="ce14">
            <text:p>616</text:p>
          </table:table-cell>
          <table:table-cell office:value-type="float" office:value="3.3333333333333335" table:formula="of:=[.B178]/[.A178]" table:style-name="ce1">
            <text:p>3,333333333</text:p>
          </table:table-cell>
          <table:table-cell office:value-type="float" office:value="4.1066666666666665" table:formula="of:=[.D178]/[.C178]" table:style-name="ce1">
            <text:p>4,106666667</text:p>
          </table:table-cell>
          <table:table-cell table:number-columns-repeated="16378"/>
        </table:table-row>
        <table:table-row table:style-name="ro2">
          <table:table-cell office:value-type="float" office:value="25" table:style-name="ce18">
            <text:p>25</text:p>
          </table:table-cell>
          <table:table-cell office:value-type="float" office:value="1000" table:style-name="ce18">
            <text:p>1000</text:p>
          </table:table-cell>
          <table:table-cell office:value-type="float" office:value="148" table:style-name="ce18">
            <text:p>148</text:p>
          </table:table-cell>
          <table:table-cell office:value-type="float" office:value="5600" table:style-name="ce18">
            <text:p>5600</text:p>
          </table:table-cell>
          <table:table-cell office:value-type="float" office:value="40" table:formula="of:=[.B179]/[.A179]" table:style-name="ce1">
            <text:p>40</text:p>
          </table:table-cell>
          <table:table-cell office:value-type="float" office:value="37.837837837837839" table:formula="of:=[.D179]/[.C179]" table:style-name="ce1">
            <text:p>37,83783784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2">
            <text:p>5.3. Wzmacniacz w układzie nieodwracającym – wtórnik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3">
            <text:p>Aparatura użyta w części 5.3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). Moduł doświadczalny W-0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2). Zespół Źródeł Sterujących, nr inw. ZŹS-06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3). Multimetr Protek 506, nr inw. WD043.01-005-203 - do pomiaru U<text:span text:style-name="T1">WE</text:span><text:span text:style-name="T2">, zakres 40 V DC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4). Multimetr Kemot KT890, nr inw. I3/2.03/2017-K/4 - do pomiaru U<text:span text:style-name="T1">WY</text:span><text:span text:style-name="T2">, zakres 20 V DC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5). Generator funkcyjny DF1641B, nr inw. WD045.01-007-20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6). Oscyloskop cyfrowy SIGLENT SDS 1052DL, nr inw. I3/RPO/010/T8/68/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7). Zasilacz Siglent SPD3303D, nr inw. WD051.02-004-203</text:p>
          </table:table-cell>
          <table:table-cell table:number-columns-repeated="16383" table:style-name="ce1"/>
        </table:table-row>
        <table:table-row table:style-name="ro2">
          <table:table-cell table:style-name="ce37"/>
          <table:table-cell table:number-columns-repeated="16383" table:style-name="ce38"/>
        </table:table-row>
        <table:table-row table:style-name="ro2">
          <table:table-cell office:value-type="string" table:style-name="ce4">
            <text:p>5.3.1. Wyznaczenie charakterystyki przejściowej wzmacniacza operacyjneg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">
            <text:p>Z<text:span text:style-name="T1">1</text:span></text:p>
          </table:table-cell>
          <table:table-cell office:value-type="string" table:style-name="ce5">
            <text:p>Z<text:span text:style-name="T1">2</text:span></text:p>
          </table:table-cell>
          <table:table-cell office:value-type="string" table:style-name="ce6">
            <text:p><text:s/>Napięcie wejściowe</text:p>
          </table:table-cell>
          <table:table-cell table:style-name="ce7"/>
          <table:table-cell office:value-type="string" table:style-name="ce8">
            <text:p><text:s/>Napięcie wyjściowe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string" table:style-name="ce10">
            <text:p>[kΩ]</text:p>
          </table:table-cell>
          <table:table-cell office:value-type="string" table:style-name="ce10">
            <text:p>[kΩ]</text:p>
          </table:table-cell>
          <table:table-cell office:value-type="string" table:style-name="ce5">
            <text:p>U<text:span text:style-name="T1">WE</text:span><text:s/>[V]</text:p>
          </table:table-cell>
          <table:table-cell office:value-type="string" table:style-name="ce5">
            <text:p>ΔU<text:span text:style-name="T1">WE</text:span><text:s/>[V]</text:p>
          </table:table-cell>
          <table:table-cell office:value-type="string" table:style-name="ce5">
            <text:p>U<text:span text:style-name="T1">WY</text:span><text:s/>[V]</text:p>
          </table:table-cell>
          <table:table-cell office:value-type="string" table:style-name="ce5">
            <text:p>ΔU<text:span text:style-name="T1">WY</text:span><text:s/>[V]</text:p>
          </table:table-cell>
          <table:table-cell table:number-columns-repeated="16378"/>
        </table:table-row>
        <table:table-row table:style-name="ro2">
          <table:table-cell office:value-type="string" table:style-name="ce22">
            <text:p>∞</text:p>
          </table:table-cell>
          <table:table-cell office:value-type="float" office:value="0" table:style-name="ce39">
            <text:p>0,0</text:p>
          </table:table-cell>
          <table:table-cell office:value-type="float" office:value="-12.63" table:style-name="ce13">
            <text:p>-12,63</text:p>
          </table:table-cell>
          <table:table-cell office:value-type="float" office:value="1.1315E-2" table:formula="of:=ABS([.C197])*0.0005+0.005" table:style-name="ce12">
            <text:p>0,011</text:p>
          </table:table-cell>
          <table:table-cell office:value-type="float" office:value="-12.55" table:style-name="ce13">
            <text:p>-12,55</text:p>
          </table:table-cell>
          <table:table-cell office:value-type="float" office:value="8.2750000000000004E-2" table:formula="of:=ABS([.E197])*0.005+0.02" table:style-name="ce12">
            <text:p>0,083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-10.52" table:style-name="ce25">
            <text:p>-10,52</text:p>
          </table:table-cell>
          <table:table-cell office:value-type="float" office:value="1.026E-2" table:formula="of:=ABS([.C198])*0.0005+0.005" table:style-name="ce12">
            <text:p>0,010</text:p>
          </table:table-cell>
          <table:table-cell office:value-type="float" office:value="-10.54" table:style-name="ce16">
            <text:p>-10,54</text:p>
          </table:table-cell>
          <table:table-cell office:value-type="float" office:value="7.2700000000000001E-2" table:formula="of:=ABS([.E198])*0.005+0.02" table:style-name="ce12">
            <text:p>0,073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-8.42" table:style-name="ce16">
            <text:p>-8,42</text:p>
          </table:table-cell>
          <table:table-cell office:value-type="float" office:value="9.2099999999999994E-3" table:formula="of:=ABS([.C199])*0.0005+0.005" table:style-name="ce12">
            <text:p>0,009</text:p>
          </table:table-cell>
          <table:table-cell office:value-type="float" office:value="-8.44" table:style-name="ce16">
            <text:p>-8,44</text:p>
          </table:table-cell>
          <table:table-cell office:value-type="float" office:value="6.2200000000000005E-2" table:formula="of:=ABS([.E199])*0.005+0.02" table:style-name="ce12">
            <text:p>0,062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-6.37" table:style-name="ce16">
            <text:p>-6,37</text:p>
          </table:table-cell>
          <table:table-cell office:value-type="float" office:value="8.1850000000000013E-3" table:formula="of:=ABS([.C200])*0.0005+0.005" table:style-name="ce12">
            <text:p>0,008</text:p>
          </table:table-cell>
          <table:table-cell office:value-type="float" office:value="-6.39" table:style-name="ce16">
            <text:p>-6,39</text:p>
          </table:table-cell>
          <table:table-cell office:value-type="float" office:value="5.1949999999999996E-2" table:formula="of:=ABS([.E200])*0.005+0.02" table:style-name="ce12">
            <text:p>0,052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-4.25" table:style-name="ce16">
            <text:p>-4,25</text:p>
          </table:table-cell>
          <table:table-cell office:value-type="float" office:value="7.1250000000000003E-3" table:formula="of:=ABS([.C201])*0.0005+0.005" table:style-name="ce12">
            <text:p>0,007</text:p>
          </table:table-cell>
          <table:table-cell office:value-type="float" office:value="-4.26" table:style-name="ce16">
            <text:p>-4,26</text:p>
          </table:table-cell>
          <table:table-cell office:value-type="float" office:value="4.1300000000000003E-2" table:formula="of:=ABS([.E201])*0.005+0.02" table:style-name="ce12">
            <text:p>0,041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-2.15" table:style-name="ce16">
            <text:p>-2,15</text:p>
          </table:table-cell>
          <table:table-cell office:value-type="float" office:value="6.0750000000000005E-3" table:formula="of:=ABS([.C202])*0.0005+0.005" table:style-name="ce12">
            <text:p>0,006</text:p>
          </table:table-cell>
          <table:table-cell office:value-type="float" office:value="-2.16" table:style-name="ce16">
            <text:p>-2,16</text:p>
          </table:table-cell>
          <table:table-cell office:value-type="float" office:value="3.0800000000000001E-2" table:formula="of:=ABS([.E202])*0.005+0.02" table:style-name="ce12">
            <text:p>0,031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-1.04" table:style-name="ce16">
            <text:p>-1,04</text:p>
          </table:table-cell>
          <table:table-cell office:value-type="float" office:value="5.5200000000000006E-3" table:formula="of:=ABS([.C203])*0.0005+0.005" table:style-name="ce12">
            <text:p>0,006</text:p>
          </table:table-cell>
          <table:table-cell office:value-type="float" office:value="-1.04" table:style-name="ce16">
            <text:p>-1,04</text:p>
          </table:table-cell>
          <table:table-cell office:value-type="float" office:value="2.52E-2" table:formula="of:=ABS([.E203])*0.005+0.02" table:style-name="ce12">
            <text:p>0,025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0" table:style-name="ce16">
            <text:p>0,00</text:p>
          </table:table-cell>
          <table:table-cell office:value-type="float" office:value="5.0000000000000001E-3" table:formula="of:=ABS([.C204])*0.0005+0.005" table:style-name="ce12">
            <text:p>0,005</text:p>
          </table:table-cell>
          <table:table-cell office:value-type="float" office:value="0" table:style-name="ce16">
            <text:p>0,00</text:p>
          </table:table-cell>
          <table:table-cell office:value-type="float" office:value="0.02" table:formula="of:=ABS([.E204])*0.005+0.02" table:style-name="ce12">
            <text:p>0,020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1" table:style-name="ce16">
            <text:p>1,00</text:p>
          </table:table-cell>
          <table:table-cell office:value-type="float" office:value="5.4999999999999997E-3" table:formula="of:=ABS([.C205])*0.0005+0.005" table:style-name="ce12">
            <text:p>0,006</text:p>
          </table:table-cell>
          <table:table-cell office:value-type="float" office:value="1" table:style-name="ce16">
            <text:p>1,00</text:p>
          </table:table-cell>
          <table:table-cell office:value-type="float" office:value="2.5000000000000001E-2" table:formula="of:=ABS([.E205])*0.005+0.02" table:style-name="ce12">
            <text:p>0,025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2.16" table:style-name="ce16">
            <text:p>2,16</text:p>
          </table:table-cell>
          <table:table-cell office:value-type="float" office:value="6.0800000000000003E-3" table:formula="of:=ABS([.C206])*0.0005+0.005" table:style-name="ce12">
            <text:p>0,006</text:p>
          </table:table-cell>
          <table:table-cell office:value-type="float" office:value="2.16" table:style-name="ce16">
            <text:p>2,16</text:p>
          </table:table-cell>
          <table:table-cell office:value-type="float" office:value="3.0800000000000001E-2" table:formula="of:=ABS([.E206])*0.005+0.02" table:style-name="ce12">
            <text:p>0,031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4.22" table:style-name="ce16">
            <text:p>4,22</text:p>
          </table:table-cell>
          <table:table-cell office:value-type="float" office:value="7.11E-3" table:formula="of:=ABS([.C207])*0.0005+0.005" table:style-name="ce12">
            <text:p>0,007</text:p>
          </table:table-cell>
          <table:table-cell office:value-type="float" office:value="4.2300000000000004" table:style-name="ce16">
            <text:p>4,23</text:p>
          </table:table-cell>
          <table:table-cell office:value-type="float" office:value="4.1150000000000006E-2" table:formula="of:=ABS([.E207])*0.005+0.02" table:style-name="ce12">
            <text:p>0,041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6.49" table:style-name="ce16">
            <text:p>6,49</text:p>
          </table:table-cell>
          <table:table-cell office:value-type="float" office:value="8.2450000000000006E-3" table:formula="of:=ABS([.C208])*0.0005+0.005" table:style-name="ce12">
            <text:p>0,008</text:p>
          </table:table-cell>
          <table:table-cell office:value-type="float" office:value="6.51" table:style-name="ce16">
            <text:p>6,51</text:p>
          </table:table-cell>
          <table:table-cell office:value-type="float" office:value="5.2549999999999999E-2" table:formula="of:=ABS([.E208])*0.005+0.02" table:style-name="ce12">
            <text:p>0,053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∞</text:p>
          </table:table-cell>
          <table:table-cell office:value-type="float" office:value="0" table:style-name="ce30">
            <text:p>0,0</text:p>
          </table:table-cell>
          <table:table-cell office:value-type="float" office:value="10.6" table:style-name="ce16">
            <text:p>10,60</text:p>
          </table:table-cell>
          <table:table-cell office:value-type="float" office:value="1.03E-2" table:formula="of:=ABS([.C209])*0.0005+0.005" table:style-name="ce12">
            <text:p>0,010</text:p>
          </table:table-cell>
          <table:table-cell office:value-type="float" office:value="10.63" table:style-name="ce16">
            <text:p>10,63</text:p>
          </table:table-cell>
          <table:table-cell office:value-type="float" office:value="7.3150000000000007E-2" table:formula="of:=ABS([.E209])*0.005+0.02" table:style-name="ce12">
            <text:p>0,073</text:p>
          </table:table-cell>
          <table:table-cell table:number-columns-repeated="16378"/>
        </table:table-row>
        <table:table-row table:style-name="ro2">
          <table:table-cell office:value-type="string" table:style-name="ce41">
            <text:p>∞</text:p>
          </table:table-cell>
          <table:table-cell office:value-type="float" office:value="0" table:style-name="ce31">
            <text:p>0,0</text:p>
          </table:table-cell>
          <table:table-cell office:value-type="float" office:value="12.76" table:style-name="ce20">
            <text:p>12,76</text:p>
          </table:table-cell>
          <table:table-cell office:value-type="float" office:value="1.1380000000000001E-2" table:formula="of:=ABS([.C210])*0.0005+0.005" table:style-name="ce12">
            <text:p>0,011</text:p>
          </table:table-cell>
          <table:table-cell office:value-type="float" office:value="12.79" table:style-name="ce20">
            <text:p>12,79</text:p>
          </table:table-cell>
          <table:table-cell office:value-type="float" office:value="8.3949999999999997E-2" table:formula="of:=ABS([.E210])*0.005+0.02" table:style-name="ce12">
            <text:p>0,084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4">
            <text:p>5.3.2. Pomiar rezystancji wejściowej wzmacniacza operacyjnego.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">
            <text:p>R<text:span text:style-name="T1">S2</text:span>/R<text:span text:style-name="T1">S3</text:span></text:p>
          </table:table-cell>
          <table:table-cell office:value-type="string" table:style-name="ce5">
            <text:p>R<text:span text:style-name="T1">L</text:span></text:p>
          </table:table-cell>
          <table:table-cell office:value-type="string" table:style-name="ce6">
            <text:p><text:s/>Napięcie wejściowe</text:p>
          </table:table-cell>
          <table:table-cell table:style-name="ce7"/>
          <table:table-cell office:value-type="string" table:style-name="ce8">
            <text:p><text:s/>Napięcie wyjściowe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string" table:style-name="ce10">
            <text:p>[kΩ]</text:p>
          </table:table-cell>
          <table:table-cell office:value-type="string" table:style-name="ce10">
            <text:p>[kΩ]</text:p>
          </table:table-cell>
          <table:table-cell office:value-type="string" table:style-name="ce5">
            <text:p>U<text:span text:style-name="T1">WE</text:span><text:s/>[V]</text:p>
          </table:table-cell>
          <table:table-cell office:value-type="string" table:style-name="ce5">
            <text:p>ΔU<text:span text:style-name="T1">WE</text:span><text:s/>[V]</text:p>
          </table:table-cell>
          <table:table-cell office:value-type="string" table:style-name="ce5">
            <text:p>U<text:span text:style-name="T1">WY</text:span><text:s/>[V]</text:p>
          </table:table-cell>
          <table:table-cell office:value-type="string" table:style-name="ce5">
            <text:p>ΔU<text:span text:style-name="T1">WY</text:span><text:s/>[V]</text:p>
          </table:table-cell>
          <table:table-cell table:number-columns-repeated="16378"/>
        </table:table-row>
        <table:table-row table:style-name="ro2">
          <table:table-cell office:value-type="string" table:style-name="ce22">
            <text:p>-</text:p>
          </table:table-cell>
          <table:table-cell office:value-type="string" table:style-name="ce23">
            <text:p>∞</text:p>
          </table:table-cell>
          <table:table-cell office:value-type="float" office:value="10.57" table:style-name="ce13">
            <text:p>10,57</text:p>
          </table:table-cell>
          <table:table-cell office:value-type="float" office:value="1.0285000000000001E-2" table:formula="of:=ABS([.C217])*0.0005+0.005" table:style-name="ce12">
            <text:p>0,010</text:p>
          </table:table-cell>
          <table:table-cell office:value-type="float" office:value="10.6" table:style-name="ce13">
            <text:p>10,60</text:p>
          </table:table-cell>
          <table:table-cell office:value-type="float" office:value="7.2999999999999995E-2" table:formula="of:=ABS([.E217])*0.005+0.02" table:style-name="ce12">
            <text:p>0,073</text:p>
          </table:table-cell>
          <table:table-cell table:number-columns-repeated="16378"/>
        </table:table-row>
        <table:table-row table:style-name="ro2">
          <table:table-cell office:value-type="float" office:value="300" table:style-name="ce42">
            <text:p>300</text:p>
          </table:table-cell>
          <table:table-cell office:value-type="string" table:style-name="ce34">
            <text:p>∞</text:p>
          </table:table-cell>
          <table:table-cell office:value-type="float" office:value="10.57" table:style-name="ce16">
            <text:p>10,57</text:p>
          </table:table-cell>
          <table:table-cell office:value-type="float" office:value="1.0285000000000001E-2" table:formula="of:=ABS([.C218])*0.0005+0.005" table:style-name="ce12">
            <text:p>0,010</text:p>
          </table:table-cell>
          <table:table-cell office:value-type="float" office:value="10.6" table:style-name="ce16">
            <text:p>10,60</text:p>
          </table:table-cell>
          <table:table-cell office:value-type="float" office:value="7.2999999999999995E-2" table:formula="of:=ABS([.E218])*0.005+0.02" table:style-name="ce12">
            <text:p>0,073</text:p>
          </table:table-cell>
          <table:table-cell table:number-columns-repeated="16378"/>
        </table:table-row>
        <table:table-row table:style-name="ro2">
          <table:table-cell office:value-type="float" office:value="10000" table:style-name="ce43">
            <text:p>10000</text:p>
          </table:table-cell>
          <table:table-cell office:value-type="string" table:style-name="ce24">
            <text:p>∞</text:p>
          </table:table-cell>
          <table:table-cell office:value-type="float" office:value="10.57" table:style-name="ce20">
            <text:p>10,57</text:p>
          </table:table-cell>
          <table:table-cell office:value-type="float" office:value="1.0285000000000001E-2" table:formula="of:=ABS([.C219])*0.0005+0.005" table:style-name="ce12">
            <text:p>0,010</text:p>
          </table:table-cell>
          <table:table-cell office:value-type="float" office:value="10.58" table:style-name="ce20">
            <text:p>10,58</text:p>
          </table:table-cell>
          <table:table-cell office:value-type="float" office:value="7.2900000000000006E-2" table:formula="of:=ABS([.E219])*0.005+0.02" table:style-name="ce12">
            <text:p>0,073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4">
            <text:p>5.3.3. Pomiar rezystancji wyjściowej wzmacniacza operacyjneg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">
            <text:p>R<text:span text:style-name="T1">S2</text:span>/R<text:span text:style-name="T1">S3</text:span></text:p>
          </table:table-cell>
          <table:table-cell office:value-type="string" table:style-name="ce5">
            <text:p>R<text:span text:style-name="T1">L</text:span></text:p>
          </table:table-cell>
          <table:table-cell office:value-type="string" table:style-name="ce6">
            <text:p><text:s/>Napięcie wejściowe</text:p>
          </table:table-cell>
          <table:table-cell table:style-name="ce7"/>
          <table:table-cell office:value-type="string" table:style-name="ce8">
            <text:p><text:s/>Napięcie wyjściowe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[kΩ]</text:p>
          </table:table-cell>
          <table:table-cell office:value-type="string" table:style-name="ce5">
            <text:p>[kΩ]</text:p>
          </table:table-cell>
          <table:table-cell office:value-type="string" table:style-name="ce5">
            <text:p>U<text:span text:style-name="T1">WE</text:span><text:s/>[V]</text:p>
          </table:table-cell>
          <table:table-cell office:value-type="string" table:style-name="ce5">
            <text:p>ΔU<text:span text:style-name="T1">WE</text:span><text:s/>[V]</text:p>
          </table:table-cell>
          <table:table-cell office:value-type="string" table:style-name="ce5">
            <text:p>U<text:span text:style-name="T1">WY</text:span><text:s/>[V]</text:p>
          </table:table-cell>
          <table:table-cell office:value-type="string" table:style-name="ce5">
            <text:p>ΔU<text:span text:style-name="T1">WY</text:span><text:s/>[V]</text:p>
          </table:table-cell>
          <table:table-cell table:number-columns-repeated="16378"/>
        </table:table-row>
        <table:table-row table:style-name="ro2">
          <table:table-cell office:value-type="string" table:style-name="ce22">
            <text:p>-</text:p>
          </table:table-cell>
          <table:table-cell office:value-type="string" table:style-name="ce23">
            <text:p>∞</text:p>
          </table:table-cell>
          <table:table-cell office:value-type="float" office:value="10.57" table:style-name="ce13">
            <text:p>10,57</text:p>
          </table:table-cell>
          <table:table-cell office:value-type="float" office:value="1.0285000000000001E-2" table:formula="of:=ABS([.C226])*0.0005+0.005" table:style-name="ce12">
            <text:p>0,010</text:p>
          </table:table-cell>
          <table:table-cell office:value-type="float" office:value="10.6" table:style-name="ce13">
            <text:p>10,60</text:p>
          </table:table-cell>
          <table:table-cell office:value-type="float" office:value="7.2999999999999995E-2" table:formula="of:=ABS([.E226])*0.005+0.02" table:style-name="ce12">
            <text:p>0,073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-</text:p>
          </table:table-cell>
          <table:table-cell office:value-type="float" office:value="20" table:style-name="ce14">
            <text:p>20</text:p>
          </table:table-cell>
          <table:table-cell office:value-type="float" office:value="10.57" table:style-name="ce16">
            <text:p>10,57</text:p>
          </table:table-cell>
          <table:table-cell office:value-type="float" office:value="1.0285000000000001E-2" table:formula="of:=ABS([.C227])*0.0005+0.005" table:style-name="ce12">
            <text:p>0,010</text:p>
          </table:table-cell>
          <table:table-cell office:value-type="float" office:value="10.6" table:style-name="ce16">
            <text:p>10,60</text:p>
          </table:table-cell>
          <table:table-cell office:value-type="float" office:value="7.2999999999999995E-2" table:formula="of:=ABS([.E227])*0.005+0.02" table:style-name="ce12">
            <text:p>0,073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10.57" table:style-name="ce16">
            <text:p>10,57</text:p>
          </table:table-cell>
          <table:table-cell office:value-type="float" office:value="1.0285000000000001E-2" table:formula="of:=ABS([.C228])*0.0005+0.005" table:style-name="ce12">
            <text:p>0,010</text:p>
          </table:table-cell>
          <table:table-cell office:value-type="float" office:value="10.6" table:style-name="ce16">
            <text:p>10,60</text:p>
          </table:table-cell>
          <table:table-cell office:value-type="float" office:value="7.2999999999999995E-2" table:formula="of:=ABS([.E228])*0.005+0.02" table:style-name="ce12">
            <text:p>0,073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10.57" table:style-name="ce16">
            <text:p>10,57</text:p>
          </table:table-cell>
          <table:table-cell office:value-type="float" office:value="1.0285000000000001E-2" table:formula="of:=ABS([.C229])*0.0005+0.005" table:style-name="ce12">
            <text:p>0,010</text:p>
          </table:table-cell>
          <table:table-cell office:value-type="float" office:value="10.6" table:style-name="ce16">
            <text:p>10,60</text:p>
          </table:table-cell>
          <table:table-cell office:value-type="float" office:value="7.2999999999999995E-2" table:formula="of:=ABS([.E229])*0.005+0.02" table:style-name="ce12">
            <text:p>0,073</text:p>
          </table:table-cell>
          <table:table-cell table:number-columns-repeated="16378"/>
        </table:table-row>
        <table:table-row table:style-name="ro2">
          <table:table-cell office:value-type="string" table:style-name="ce27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0.57" table:style-name="ce20">
            <text:p>10,57</text:p>
          </table:table-cell>
          <table:table-cell office:value-type="float" office:value="1.0285000000000001E-2" table:formula="of:=ABS([.C230])*0.0005+0.005" table:style-name="ce12">
            <text:p>0,010</text:p>
          </table:table-cell>
          <table:table-cell office:value-type="float" office:value="10.6" table:style-name="ce20">
            <text:p>10,60</text:p>
          </table:table-cell>
          <table:table-cell office:value-type="float" office:value="7.2999999999999995E-2" table:formula="of:=ABS([.E230])*0.005+0.02" table:style-name="ce12">
            <text:p>0,073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4">
            <text:p>5.3.4. Pomiar pasma przenoszenia wzmacniacza operacyjneg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Z<text:span text:style-name="T1">1</text:span><text:span text:style-name="T2"><text:s/>= ∞, Z</text:span><text:span text:style-name="T1">2</text:span><text:span text:style-name="T2"><text:s/>= 0 kΩ</text:span>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">
            <text:p>f</text:p>
          </table:table-cell>
          <table:table-cell office:value-type="string" table:style-name="ce5">
            <text:p>U<text:span text:style-name="T1">WE</text:span></text:p>
          </table:table-cell>
          <table:table-cell office:value-type="string" table:style-name="ce5">
            <text:p>U<text:span text:style-name="T1">WY</text:span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[kHz]</text:p>
          </table:table-cell>
          <table:table-cell office:value-type="string" table:style-name="ce5">
            <text:p>[mV]</text:p>
          </table:table-cell>
          <table:table-cell office:value-type="string" table:style-name="ce5">
            <text:p>[mV]</text:p>
          </table:table-cell>
          <table:table-cell table:number-columns-repeated="16381" table:style-name="ce1"/>
        </table:table-row>
        <table:table-row table:style-name="ro2">
          <table:table-cell office:value-type="float" office:value="0.29630000000000001" table:style-name="ce29">
            <text:p>0,2963</text:p>
          </table:table-cell>
          <table:table-cell office:value-type="float" office:value="18.8" table:style-name="ce39">
            <text:p>18,8</text:p>
          </table:table-cell>
          <table:table-cell office:value-type="float" office:value="20" table:style-name="ce39">
            <text:p>20,0</text:p>
          </table:table-cell>
          <table:table-cell table:number-columns-repeated="16381" table:style-name="ce1"/>
        </table:table-row>
        <table:table-row table:style-name="ro2">
          <table:table-cell office:value-type="float" office:value="2.9510000000000001" table:style-name="ce17">
            <text:p>2,951</text:p>
          </table:table-cell>
          <table:table-cell office:value-type="float" office:value="18.8" table:style-name="ce30">
            <text:p>18,8</text:p>
          </table:table-cell>
          <table:table-cell office:value-type="float" office:value="20.399999999999999" table:style-name="ce30">
            <text:p>20,4</text:p>
          </table:table-cell>
          <table:table-cell table:number-columns-repeated="16381" table:style-name="ce1"/>
        </table:table-row>
        <table:table-row table:style-name="ro2">
          <table:table-cell office:value-type="float" office:value="30.12" table:style-name="ce16">
            <text:p>30,12</text:p>
          </table:table-cell>
          <table:table-cell office:value-type="float" office:value="18.399999999999999" table:style-name="ce30">
            <text:p>18,4</text:p>
          </table:table-cell>
          <table:table-cell office:value-type="float" office:value="20" table:style-name="ce30">
            <text:p>20,0</text:p>
          </table:table-cell>
          <table:table-cell table:number-columns-repeated="16381" table:style-name="ce1"/>
        </table:table-row>
        <table:table-row table:style-name="ro2">
          <table:table-cell office:value-type="float" office:value="310" table:style-name="ce30">
            <text:p>310,0</text:p>
          </table:table-cell>
          <table:table-cell office:value-type="float" office:value="18.8" table:style-name="ce30">
            <text:p>18,8</text:p>
          </table:table-cell>
          <table:table-cell office:value-type="float" office:value="20.399999999999999" table:style-name="ce30">
            <text:p>20,4</text:p>
          </table:table-cell>
          <table:table-cell table:number-columns-repeated="16381" table:style-name="ce1"/>
        </table:table-row>
        <table:table-row table:style-name="ro2">
          <table:table-cell office:value-type="float" office:value="634.1" table:style-name="ce30">
            <text:p>634,1</text:p>
          </table:table-cell>
          <table:table-cell office:value-type="float" office:value="18.8" table:style-name="ce30">
            <text:p>18,8</text:p>
          </table:table-cell>
          <table:table-cell office:value-type="float" office:value="20.399999999999999" table:style-name="ce30">
            <text:p>20,4</text:p>
          </table:table-cell>
          <table:table-cell table:number-columns-repeated="16381" table:style-name="ce1"/>
        </table:table-row>
        <table:table-row table:style-name="ro2">
          <table:table-cell office:value-type="float" office:value="814.2" table:style-name="ce30">
            <text:p>814,2</text:p>
          </table:table-cell>
          <table:table-cell office:value-type="float" office:value="18.8" table:style-name="ce30">
            <text:p>18,8</text:p>
          </table:table-cell>
          <table:table-cell office:value-type="float" office:value="19.600000000000001" table:style-name="ce30">
            <text:p>19,6</text:p>
          </table:table-cell>
          <table:table-cell table:number-columns-repeated="16381" table:style-name="ce1"/>
        </table:table-row>
        <table:table-row table:style-name="ro2">
          <table:table-cell office:value-type="float" office:value="910" table:style-name="ce30">
            <text:p>910,0</text:p>
          </table:table-cell>
          <table:table-cell office:value-type="float" office:value="18.399999999999999" table:style-name="ce30">
            <text:p>18,4</text:p>
          </table:table-cell>
          <table:table-cell office:value-type="float" office:value="19.2" table:style-name="ce30">
            <text:p>19,2</text:p>
          </table:table-cell>
          <table:table-cell table:number-columns-repeated="16381" table:style-name="ce1"/>
        </table:table-row>
        <table:table-row table:style-name="ro2">
          <table:table-cell office:value-type="float" office:value="999.3" table:style-name="ce30">
            <text:p>999,3</text:p>
          </table:table-cell>
          <table:table-cell office:value-type="float" office:value="18.399999999999999" table:style-name="ce30">
            <text:p>18,4</text:p>
          </table:table-cell>
          <table:table-cell office:value-type="float" office:value="17.600000000000001" table:style-name="ce30">
            <text:p>17,6</text:p>
          </table:table-cell>
          <table:table-cell table:number-columns-repeated="16381" table:style-name="ce1"/>
        </table:table-row>
        <table:table-row table:style-name="ro2">
          <table:table-cell office:value-type="float" office:value="1101" table:style-name="ce44">
            <text:p>1101</text:p>
          </table:table-cell>
          <table:table-cell office:value-type="float" office:value="18.399999999999999" table:style-name="ce30">
            <text:p>18,4</text:p>
          </table:table-cell>
          <table:table-cell office:value-type="float" office:value="16.8" table:style-name="ce30">
            <text:p>16,8</text:p>
          </table:table-cell>
          <table:table-cell table:number-columns-repeated="16381" table:style-name="ce1"/>
        </table:table-row>
        <table:table-row table:style-name="ro2">
          <table:table-cell office:value-type="float" office:value="1201" table:style-name="ce44">
            <text:p>1201</text:p>
          </table:table-cell>
          <table:table-cell office:value-type="float" office:value="18" table:style-name="ce30">
            <text:p>18,0</text:p>
          </table:table-cell>
          <table:table-cell office:value-type="float" office:value="15.6" table:style-name="ce30">
            <text:p>15,6</text:p>
          </table:table-cell>
          <table:table-cell table:number-columns-repeated="16381" table:style-name="ce1"/>
        </table:table-row>
        <table:table-row table:style-name="ro2">
          <table:table-cell office:value-type="float" office:value="1300" table:style-name="ce44">
            <text:p>1300</text:p>
          </table:table-cell>
          <table:table-cell office:value-type="float" office:value="18.399999999999999" table:style-name="ce30">
            <text:p>18,4</text:p>
          </table:table-cell>
          <table:table-cell office:value-type="float" office:value="14.8" table:style-name="ce30">
            <text:p>14,8</text:p>
          </table:table-cell>
          <table:table-cell table:number-columns-repeated="16381" table:style-name="ce1"/>
        </table:table-row>
        <table:table-row table:style-name="ro2">
          <table:table-cell office:value-type="float" office:value="1401" table:style-name="ce44">
            <text:p>1401</text:p>
          </table:table-cell>
          <table:table-cell office:value-type="float" office:value="18" table:style-name="ce30">
            <text:p>18,0</text:p>
          </table:table-cell>
          <table:table-cell office:value-type="float" office:value="13.6" table:style-name="ce30">
            <text:p>13,6</text:p>
          </table:table-cell>
          <table:table-cell table:number-columns-repeated="16381" table:style-name="ce1"/>
        </table:table-row>
        <table:table-row table:style-name="ro2">
          <table:table-cell office:value-type="float" office:value="1451" table:style-name="ce44">
            <text:p>1451</text:p>
          </table:table-cell>
          <table:table-cell office:value-type="float" office:value="18.399999999999999" table:style-name="ce30">
            <text:p>18,4</text:p>
          </table:table-cell>
          <table:table-cell office:value-type="float" office:value="13.2" table:style-name="ce30">
            <text:p>13,2</text:p>
          </table:table-cell>
          <table:table-cell table:number-columns-repeated="16381" table:style-name="ce1"/>
        </table:table-row>
        <table:table-row table:style-name="ro2">
          <table:table-cell office:value-type="float" office:value="1508" table:style-name="ce43">
            <text:p>1508</text:p>
          </table:table-cell>
          <table:table-cell office:value-type="float" office:value="18.399999999999999" table:style-name="ce31">
            <text:p>18,4</text:p>
          </table:table-cell>
          <table:table-cell office:value-type="float" office:value="12.8" table:style-name="ce31">
            <text:p>12,8</text:p>
          </table:table-cell>
          <table:table-cell table:number-columns-repeated="16381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model licznika</text:p>
          </table:table-cell>
          <table:table-cell office:value-type="string" table:style-name="ce1">
            <text:p>zakres</text:p>
          </table:table-cell>
          <table:table-cell office:value-type="string" table:style-name="ce1">
            <text:p>dgts</text:p>
          </table:table-cell>
          <table:table-cell office:value-type="string" table:style-name="ce1">
            <text:p>niepewność graniczn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T-804</text:p>
          </table:table-cell>
          <table:table-cell office:value-type="string" table:style-name="ce1">
            <text:p>40 V</text:p>
          </table:table-cell>
          <table:table-cell office:value-type="string" table:style-name="ce1">
            <text:p>0,001 V</text:p>
          </table:table-cell>
          <table:table-cell office:value-type="string" table:style-name="ce45">
            <text:p>∆U = ±(0,05% |rdg| + 5 dgt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rotek 506</text:p>
          </table:table-cell>
          <table:table-cell office:value-type="string" table:style-name="ce1">
            <text:p>40 V</text:p>
          </table:table-cell>
          <table:table-cell office:value-type="string" table:style-name="ce1">
            <text:p>0,01 V</text:p>
          </table:table-cell>
          <table:table-cell office:value-type="string" table:style-name="ce45">
            <text:p>∆U = ±(0,5% |rdg| + 2 dgts)</text:p>
          </table:table-cell>
          <table:table-cell table:number-columns-repeated="16380"/>
        </table:table-row>
        <table:table-row table:number-rows-repeated="104831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Waree" svg:font-family="Waree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number-style style:name="N38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Michal</dc:creator>
    <meta:creation-date>2020-12-06T21:54:11Z</meta:creation-date>
    <dc:date>2021-01-14T11:50:09Z</dc:date>
    <meta:editing-cycles>6</meta:editing-cycles>
    <meta:editing-duration>PT2471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number:number-style style:name="N38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8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5556in" chart:symbol-height="0.05556in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5556in" chart:symbol-height="0.05556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76.4062992125984pt" svg:width="509.5274803149606pt" chart:style-name="Crt0">
        <chart:plot-area svg:x="57.62511811023622pt" svg:y="9.66511811023622pt" svg:width="424.2377165354331pt" svg:height="245.1433070866142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svg:x="461.8514173228347pt" svg:y="259.711968503937pt" chart:style-name="AT01">
              <text:p text:style-name="a0" text:class-names="" text:cond-style-name="">U_We [V]</text:p>
            </chart:title>
            <chart:grid chart:class="major" chart:style-name="GMa1"/>
            <chart:grid chart:class="minor" chart:style-name="GMi1"/>
          </chart:axis>
          <chart:series chart:values-cell-range-address="zestaw_4.$E$17:.$E$43" chart:class="chart:scatter" chart:attached-axis="primary-y" chart:style-name="G0S0">
            <chart:domain table:cell-range-address="zestaw_4.$C$17:.$C$43"/>
            <chart:data-point chart:repeated="2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2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5556in" chart:symbol-height="0.05556in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5556in" chart:symbol-height="0.05556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76.4062992125984pt" svg:width="509.5274803149606pt" chart:style-name="Crt0">
        <chart:plot-area svg:x="57.62511811023622pt" svg:y="9.693464566929133pt" svg:width="424.2377165354331pt" svg:height="245.1149606299213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svg:x="461.8514173228347pt" svg:y="259.711968503937pt" chart:style-name="AT01">
              <text:p text:style-name="a0" text:class-names="" text:cond-style-name="">U_We [V]</text:p>
            </chart:title>
            <chart:grid chart:class="major" chart:style-name="GMa1"/>
            <chart:grid chart:class="minor" chart:style-name="GMi1"/>
          </chart:axis>
          <chart:series chart:values-cell-range-address="zestaw_4.$E$197:.$E$210" chart:class="chart:scatter" chart:attached-axis="primary-y" chart:style-name="G0S0">
            <chart:domain table:cell-range-address="zestaw_4.$C$197:.$C$210"/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number:number-style style:name="N38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8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5556in" chart:symbol-height="0.05556in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5556in" chart:symbol-height="0.05556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76.4062992125984pt" svg:width="509.5274803149606pt" chart:style-name="Crt0">
        <chart:plot-area svg:x="57.62511811023622pt" svg:y="9.66511811023622pt" svg:width="424.2377165354331pt" svg:height="245.1433070866142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svg:x="461.8514173228347pt" svg:y="259.711968503937pt" chart:style-name="AT01">
              <text:p text:style-name="a0" text:class-names="" text:cond-style-name="">U_We [V]</text:p>
            </chart:title>
            <chart:grid chart:class="major" chart:style-name="GMa1"/>
            <chart:grid chart:class="minor" chart:style-name="GMi1"/>
          </chart:axis>
          <chart:series chart:values-cell-range-address="zestaw_4.$E$101:.$E$128" chart:class="chart:scatter" chart:attached-axis="primary-y" chart:style-name="G0S0">
            <chart:domain table:cell-range-address="zestaw_4.$C$101:.$C$128"/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squar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74.5pt" svg:width="457.8750393700788pt" chart:style-name="Crt0">
        <chart:plot-area svg:x="24.1907874015748pt" svg:y="8.486614173228346pt" svg:width="425.757874015748pt" svg:height="238.2036220472441pt" chart:style-name="Plt0">
          <chart:axis chart:dimension="x" chart:name="primary-x" chart:style-name="Axs0">
            <chart:title chart:style-name="AT00">
              <text:p text:style-name="a0" text:class-names="" text:cond-style-name="">f [kHz]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KuA<text:s text:c="2"/>[dB]</text:p>
            </chart:title>
            <chart:grid chart:class="major" chart:style-name="GMa1"/>
          </chart:axis>
          <chart:series chart:values-cell-range-address="zestaw_4.$F$71:.$F$79" chart:class="chart:scatter" chart:attached-axis="primary-y" chart:style-name="G0S0">
            <chart:domain table:cell-range-address="zestaw_4.$A$71:.$A$79"/>
            <chart:data-point chart:repeated="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5.0pt" svg:width="468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f [kHz]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KuA<text:s text:c="2"/>[dB]</text:p>
            </chart:title>
            <chart:grid chart:class="major" chart:style-name="GMa1"/>
          </chart:axis>
          <chart:series chart:values-cell-range-address="zestaw_4.$E$157:.$E$165" chart:class="chart:scatter" chart:attached-axis="primary-y" chart:style-name="G0S0">
            <chart:domain table:cell-range-address="zestaw_4.$A$157:.$A$165"/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